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9000003348A820E9E87B78451.png" manifest:media-type="image/png"/>
  <manifest:file-entry manifest:full-path="Pictures/100002010000033200000154014147AF5D70E7B0.png" manifest:media-type="image/png"/>
  <manifest:file-entry manifest:full-path="Pictures/10000000000002EB000001401E4C97F043DBE31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ru" fo:country="RU" officeooo:rsid="000ef309" officeooo:paragraph-rsid="000ef309"/>
    </style:style>
    <style:style style:name="P2" style:family="paragraph" style:parent-style-name="Standard">
      <style:text-properties fo:language="ru" fo:country="RU" officeooo:rsid="00100404" officeooo:paragraph-rsid="00100404"/>
    </style:style>
    <style:style style:name="P3" style:family="paragraph" style:parent-style-name="Standard">
      <style:paragraph-properties fo:text-align="center" style:justify-single-word="false"/>
      <style:text-properties fo:language="ru" fo:country="RU" officeooo:rsid="0012da65" officeooo:paragraph-rsid="001388e5"/>
    </style:style>
    <style:style style:name="P4" style:family="paragraph" style:parent-style-name="Standard">
      <style:text-properties fo:language="ru" fo:country="RU" officeooo:rsid="001eb783" officeooo:paragraph-rsid="001eb783"/>
    </style:style>
    <style:style style:name="P5" style:family="paragraph" style:parent-style-name="Standard">
      <style:text-properties fo:language="ru" fo:country="RU" fo:font-weight="bold" officeooo:rsid="001eb783" officeooo:paragraph-rsid="001eb783" style:font-weight-asian="bold" style:font-weight-complex="bold"/>
    </style:style>
    <style:style style:name="P6" style:family="paragraph" style:parent-style-name="Standard">
      <style:text-properties fo:language="ru" fo:country="RU" fo:font-weight="bold" officeooo:rsid="001fbc66" officeooo:paragraph-rsid="002b153f" style:font-weight-asian="bold" style:font-weight-complex="bold"/>
    </style:style>
    <style:style style:name="P7" style:family="paragraph" style:parent-style-name="Standard">
      <style:text-properties fo:language="ru" fo:country="RU" fo:font-weight="bold" officeooo:rsid="002ef736" officeooo:paragraph-rsid="002ef736" style:font-weight-asian="bold" style:font-weight-complex="bold"/>
    </style:style>
    <style:style style:name="P8" style:family="paragraph" style:parent-style-name="Standard">
      <style:text-properties fo:language="ru" fo:country="RU" fo:font-weight="bold" officeooo:rsid="00328eb4" officeooo:paragraph-rsid="00328eb4" style:font-weight-asian="bold" style:font-weight-complex="bold"/>
    </style:style>
    <style:style style:name="P9" style:family="paragraph" style:parent-style-name="Standard">
      <style:text-properties fo:language="ru" fo:country="RU" fo:font-weight="bold" officeooo:rsid="00364432" officeooo:paragraph-rsid="00364432" style:font-weight-asian="bold" style:font-weight-complex="bold"/>
    </style:style>
    <style:style style:name="P10" style:family="paragraph" style:parent-style-name="Standard">
      <style:text-properties fo:language="ru" fo:country="RU" fo:font-weight="bold" officeooo:rsid="00397457" officeooo:paragraph-rsid="00397457" style:font-weight-asian="bold" style:font-weight-complex="bold"/>
    </style:style>
    <style:style style:name="P11" style:family="paragraph" style:parent-style-name="Standard">
      <style:text-properties fo:language="ru" fo:country="RU" fo:font-weight="bold" officeooo:rsid="00406ca0" officeooo:paragraph-rsid="00406ca0" style:font-weight-asian="bold" style:font-weight-complex="bold"/>
    </style:style>
    <style:style style:name="P12" style:family="paragraph" style:parent-style-name="Standard">
      <style:text-properties fo:language="ru" fo:country="RU" fo:font-weight="bold" officeooo:rsid="0051db9d" officeooo:paragraph-rsid="0051db9d" fo:background-color="#bbe33d" style:font-weight-asian="bold" style:font-weight-complex="bold"/>
    </style:style>
    <style:style style:name="P13" style:family="paragraph" style:parent-style-name="Standard">
      <style:text-properties fo:language="ru" fo:country="RU" fo:font-weight="bold" officeooo:rsid="0051db9d" officeooo:paragraph-rsid="004535a7" fo:background-color="#bbe33d" style:font-weight-asian="bold" style:font-weight-complex="bold"/>
    </style:style>
    <style:style style:name="P14" style:family="paragraph" style:parent-style-name="Standard">
      <style:text-properties fo:language="ru" fo:country="RU" officeooo:rsid="001ee1c9" officeooo:paragraph-rsid="001ee1c9"/>
    </style:style>
    <style:style style:name="P15" style:family="paragraph" style:parent-style-name="Standard">
      <style:text-properties fo:language="ru" fo:country="RU" officeooo:rsid="001fbc66" officeooo:paragraph-rsid="001fbc66"/>
    </style:style>
    <style:style style:name="P16" style:family="paragraph" style:parent-style-name="Standard">
      <style:text-properties fo:language="ru" fo:country="RU" officeooo:rsid="001fbc66" officeooo:paragraph-rsid="002b153f"/>
    </style:style>
    <style:style style:name="P17" style:family="paragraph" style:parent-style-name="Standard">
      <style:text-properties fo:language="ru" fo:country="RU" fo:font-weight="normal" officeooo:rsid="002ef736" officeooo:paragraph-rsid="002ef736" style:font-weight-asian="normal" style:font-weight-complex="normal"/>
    </style:style>
    <style:style style:name="P18" style:family="paragraph" style:parent-style-name="Standard">
      <style:text-properties fo:language="ru" fo:country="RU" fo:font-weight="normal" officeooo:rsid="00328eb4" officeooo:paragraph-rsid="00328eb4" style:font-weight-asian="normal" style:font-weight-complex="normal"/>
    </style:style>
    <style:style style:name="P19" style:family="paragraph" style:parent-style-name="Standard">
      <style:text-properties fo:language="ru" fo:country="RU" fo:font-weight="normal" officeooo:rsid="00364432" officeooo:paragraph-rsid="00364432" style:font-weight-asian="normal" style:font-weight-complex="normal"/>
    </style:style>
    <style:style style:name="P20" style:family="paragraph" style:parent-style-name="Standard">
      <style:text-properties fo:language="ru" fo:country="RU" fo:font-weight="normal" officeooo:rsid="00397457" officeooo:paragraph-rsid="00397457" style:font-weight-asian="normal" style:font-weight-complex="normal"/>
    </style:style>
    <style:style style:name="P21" style:family="paragraph" style:parent-style-name="Standard">
      <style:text-properties fo:language="ru" fo:country="RU" fo:font-weight="normal" officeooo:rsid="00406ca0" officeooo:paragraph-rsid="00406ca0" style:font-weight-asian="normal" style:font-weight-complex="normal"/>
    </style:style>
    <style:style style:name="P22" style:family="paragraph" style:parent-style-name="Standard">
      <style:text-properties fo:language="ru" fo:country="RU" fo:font-weight="normal" officeooo:rsid="004535a7" officeooo:paragraph-rsid="004535a7" style:font-weight-asian="normal" style:font-weight-complex="normal"/>
    </style:style>
    <style:style style:name="P23" style:family="paragraph" style:parent-style-name="Standard">
      <style:text-properties fo:language="ru" fo:country="RU" fo:font-weight="normal" officeooo:rsid="00495727" officeooo:paragraph-rsid="00495727" style:font-weight-asian="normal" style:font-weight-complex="normal"/>
    </style:style>
    <style:style style:name="P24" style:family="paragraph" style:parent-style-name="Standard">
      <style:text-properties fo:language="ru" fo:country="RU" fo:font-weight="normal" officeooo:rsid="0051db9d" officeooo:paragraph-rsid="0051db9d" style:font-weight-asian="normal" style:font-weight-complex="normal"/>
    </style:style>
    <style:style style:name="P25" style:family="paragraph" style:parent-style-name="Standard">
      <style:text-properties fo:language="ru" fo:country="RU" fo:font-weight="normal" officeooo:rsid="00575396" officeooo:paragraph-rsid="00575396" style:font-weight-asian="normal" style:font-weight-complex="normal"/>
    </style:style>
    <style:style style:name="P26" style:family="paragraph" style:parent-style-name="Standard">
      <style:text-properties fo:language="ru" fo:country="RU" fo:font-style="italic" fo:font-weight="bold" officeooo:rsid="0058938d" officeooo:paragraph-rsid="0058938d" style:font-style-asian="italic" style:font-weight-asian="bold" style:font-style-complex="italic" style:font-weight-complex="bold"/>
    </style:style>
    <style:style style:name="P27" style:family="paragraph" style:parent-style-name="Standard">
      <style:text-properties fo:language="ru" fo:country="RU" fo:font-style="italic" fo:font-weight="bold" officeooo:rsid="0059249e" officeooo:paragraph-rsid="0059249e" style:font-style-asian="italic" style:font-weight-asian="bold" style:font-style-complex="italic" style:font-weight-complex="bold"/>
    </style:style>
    <style:style style:name="P28" style:family="paragraph" style:parent-style-name="Standard">
      <style:text-properties fo:language="ru" fo:country="RU" fo:font-style="italic" fo:font-weight="bold" officeooo:rsid="005ced76" officeooo:paragraph-rsid="005ced76" style:font-style-asian="italic" style:font-weight-asian="bold" style:font-style-complex="italic" style:font-weight-complex="bold"/>
    </style:style>
    <style:style style:name="P29" style:family="paragraph" style:parent-style-name="Standard">
      <style:text-properties fo:language="ru" fo:country="RU" fo:font-style="italic" fo:font-weight="bold" officeooo:rsid="005ced76" officeooo:paragraph-rsid="006ebf62" fo:background-color="transparent" style:font-style-asian="italic" style:font-weight-asian="bold" style:font-style-complex="italic" style:font-weight-complex="bold"/>
    </style:style>
    <style:style style:name="P30" style:family="paragraph" style:parent-style-name="Standard">
      <style:text-properties fo:language="ru" fo:country="RU" fo:font-style="italic" fo:font-weight="bold" officeooo:rsid="005ced76" officeooo:paragraph-rsid="007a917a" fo:background-color="transparent" style:font-style-asian="italic" style:font-weight-asian="bold" style:font-style-complex="italic" style:font-weight-complex="bold"/>
    </style:style>
    <style:style style:name="P31" style:family="paragraph" style:parent-style-name="Standard">
      <style:text-properties fo:language="ru" fo:country="RU" fo:font-style="italic" fo:font-weight="bold" officeooo:rsid="005ced76" officeooo:paragraph-rsid="00815ed1" fo:background-color="transparent" style:font-style-asian="italic" style:font-weight-asian="bold" style:font-style-complex="italic" style:font-weight-complex="bold"/>
    </style:style>
    <style:style style:name="P32" style:family="paragraph" style:parent-style-name="Standard">
      <style:text-properties fo:language="ru" fo:country="RU" fo:font-style="italic" fo:font-weight="normal" officeooo:rsid="0076b2fb" officeooo:paragraph-rsid="0076b2fb" fo:background-color="transparent" style:font-style-asian="italic" style:font-weight-asian="normal" style:font-style-complex="italic" style:font-weight-complex="normal"/>
    </style:style>
    <style:style style:name="P33" style:family="paragraph" style:parent-style-name="Standard">
      <style:text-properties fo:language="ru" fo:country="RU" fo:font-style="italic" fo:font-weight="normal" officeooo:rsid="0078e5cd" officeooo:paragraph-rsid="0078e5cd" fo:background-color="transparent" style:font-style-asian="italic" style:font-weight-asian="normal" style:font-style-complex="italic" style:font-weight-complex="normal"/>
    </style:style>
    <style:style style:name="P34" style:family="paragraph" style:parent-style-name="Standard">
      <style:text-properties fo:language="ru" fo:country="RU" fo:font-style="italic" fo:font-weight="normal" officeooo:rsid="007963a8" officeooo:paragraph-rsid="007963a8" fo:background-color="transparent" style:font-style-asian="italic" style:font-weight-asian="normal" style:font-style-complex="italic" style:font-weight-complex="normal"/>
    </style:style>
    <style:style style:name="P35" style:family="paragraph" style:parent-style-name="Standard">
      <style:text-properties fo:language="ru" fo:country="RU" fo:font-style="normal" fo:font-weight="normal" officeooo:rsid="005ced76" officeooo:paragraph-rsid="005ced76" style:font-style-asian="normal" style:font-weight-asian="normal" style:font-style-complex="normal" style:font-weight-complex="normal"/>
    </style:style>
    <style:style style:name="P36" style:family="paragraph" style:parent-style-name="Standard">
      <style:text-properties fo:language="ru" fo:country="RU" fo:font-style="normal" fo:font-weight="normal" officeooo:rsid="0058938d" officeooo:paragraph-rsid="0058938d" style:font-style-asian="normal" style:font-weight-asian="normal" style:font-style-complex="normal" style:font-weight-complex="normal"/>
    </style:style>
    <style:style style:name="P37" style:family="paragraph" style:parent-style-name="Standard">
      <style:text-properties fo:language="ru" fo:country="RU" fo:font-style="normal" fo:font-weight="normal" officeooo:rsid="0059249e" officeooo:paragraph-rsid="0059249e" style:font-style-asian="normal" style:font-weight-asian="normal" style:font-style-complex="normal" style:font-weight-complex="normal"/>
    </style:style>
    <style:style style:name="P38" style:family="paragraph" style:parent-style-name="Standard">
      <style:text-properties fo:language="ru" fo:country="RU" fo:font-style="normal" fo:font-weight="normal" officeooo:rsid="0059249e" officeooo:paragraph-rsid="005b6b1e" style:font-style-asian="normal" style:font-weight-asian="normal" style:font-style-complex="normal" style:font-weight-complex="normal"/>
    </style:style>
    <style:style style:name="P39" style:family="paragraph" style:parent-style-name="Standard">
      <style:text-properties fo:language="ru" fo:country="RU" fo:font-style="normal" fo:font-weight="normal" officeooo:rsid="0059249e" officeooo:paragraph-rsid="006ebf62" fo:background-color="transparent" style:font-style-asian="normal" style:font-weight-asian="normal" style:font-style-complex="normal" style:font-weight-complex="normal"/>
    </style:style>
    <style:style style:name="P40" style:family="paragraph" style:parent-style-name="Standard">
      <style:text-properties fo:language="ru" fo:country="RU" fo:font-style="normal" fo:font-weight="normal" officeooo:rsid="006ebf62" officeooo:paragraph-rsid="006ebf62" fo:background-color="transparent" style:font-style-asian="normal" style:font-weight-asian="normal" style:font-style-complex="normal" style:font-weight-complex="normal"/>
    </style:style>
    <style:style style:name="P41" style:family="paragraph" style:parent-style-name="Standard">
      <style:text-properties fo:language="ru" fo:country="RU" fo:font-style="normal" fo:font-weight="normal" officeooo:rsid="006ebf62" officeooo:paragraph-rsid="007a917a" fo:background-color="transparent" style:font-style-asian="normal" style:font-weight-asian="normal" style:font-style-complex="normal" style:font-weight-complex="normal"/>
    </style:style>
    <style:style style:name="P42" style:family="paragraph" style:parent-style-name="Standard">
      <style:text-properties fo:language="ru" fo:country="RU" fo:font-style="normal" fo:font-weight="normal" officeooo:rsid="006ebf62" officeooo:paragraph-rsid="00815ed1" fo:background-color="transparent" style:font-style-asian="normal" style:font-weight-asian="normal" style:font-style-complex="normal" style:font-weight-complex="normal"/>
    </style:style>
    <style:style style:name="P43" style:family="paragraph" style:parent-style-name="Standard">
      <style:text-properties fo:language="ru" fo:country="RU" fo:font-style="normal" fo:font-weight="normal" officeooo:rsid="006fe4d6" officeooo:paragraph-rsid="006fe4d6" fo:background-color="transparent" style:font-style-asian="normal" style:font-weight-asian="normal" style:font-style-complex="normal" style:font-weight-complex="normal"/>
    </style:style>
    <style:style style:name="P44" style:family="paragraph" style:parent-style-name="Standard">
      <style:text-properties fo:language="ru" fo:country="RU" fo:font-style="normal" fo:font-weight="normal" officeooo:rsid="006fe4d6" officeooo:paragraph-rsid="007594e4" fo:background-color="transparent" style:font-style-asian="normal" style:font-weight-asian="normal" style:font-style-complex="normal" style:font-weight-complex="normal"/>
    </style:style>
    <style:style style:name="P45" style:family="paragraph" style:parent-style-name="Standard">
      <style:text-properties fo:language="ru" fo:country="RU" fo:font-style="normal" fo:font-weight="normal" officeooo:rsid="007ac5d1" officeooo:paragraph-rsid="007ac5d1" fo:background-color="transparent" style:font-style-asian="normal" style:font-weight-asian="normal" style:font-style-complex="normal" style:font-weight-complex="normal"/>
    </style:style>
    <style:style style:name="P46" style:family="paragraph" style:parent-style-name="Standard">
      <style:text-properties fo:language="ru" fo:country="RU" fo:font-style="normal" fo:font-weight="normal" officeooo:rsid="007ac5d1" officeooo:paragraph-rsid="00818320" fo:background-color="transparent" style:font-style-asian="normal" style:font-weight-asian="normal" style:font-style-complex="normal" style:font-weight-complex="normal"/>
    </style:style>
    <style:style style:name="P47" style:family="paragraph" style:parent-style-name="Standard">
      <style:text-properties fo:language="ru" fo:country="RU" fo:font-style="normal" fo:font-weight="normal" officeooo:rsid="007cb631" officeooo:paragraph-rsid="007cb631" fo:background-color="transparent" style:font-style-asian="normal" style:font-weight-asian="normal" style:font-style-complex="normal" style:font-weight-complex="normal"/>
    </style:style>
    <style:style style:name="P48" style:family="paragraph" style:parent-style-name="Standard">
      <style:text-properties fo:language="ru" fo:country="RU" fo:font-style="normal" fo:font-weight="normal" officeooo:rsid="007e5d27" officeooo:paragraph-rsid="007e5d27" fo:background-color="transparent" style:font-style-asian="normal" style:font-weight-asian="normal" style:font-style-complex="normal" style:font-weight-complex="normal"/>
    </style:style>
    <style:style style:name="P49" style:family="paragraph" style:parent-style-name="Standard">
      <style:text-properties fo:language="ru" fo:country="RU" fo:font-style="normal" fo:font-weight="normal" officeooo:rsid="007f98c3" officeooo:paragraph-rsid="007f98c3" fo:background-color="transparent" style:font-style-asian="normal" style:font-weight-asian="normal" style:font-style-complex="normal" style:font-weight-complex="normal"/>
    </style:style>
    <style:style style:name="P50" style:family="paragraph" style:parent-style-name="Standard">
      <style:text-properties fo:language="ru" fo:country="RU" fo:font-style="normal" fo:font-weight="normal" officeooo:rsid="007fb457" officeooo:paragraph-rsid="007fb457" fo:background-color="transparent" style:font-style-asian="normal" style:font-weight-asian="normal" style:font-style-complex="normal" style:font-weight-complex="normal"/>
    </style:style>
    <style:style style:name="P51" style:family="paragraph" style:parent-style-name="Standard">
      <style:text-properties fo:language="ru" fo:country="RU" fo:font-style="normal" fo:font-weight="normal" officeooo:rsid="00809106" officeooo:paragraph-rsid="00809106" fo:background-color="transparent" style:font-style-asian="normal" style:font-weight-asian="normal" style:font-style-complex="normal" style:font-weight-complex="normal"/>
    </style:style>
    <style:style style:name="P52" style:family="paragraph" style:parent-style-name="Standard">
      <style:text-properties fo:language="ru" fo:country="RU" fo:font-style="normal" fo:font-weight="normal" officeooo:rsid="00831f71" officeooo:paragraph-rsid="00831f71" fo:background-color="transparent" style:font-style-asian="normal" style:font-weight-asian="normal" style:font-style-complex="normal" style:font-weight-complex="normal"/>
    </style:style>
    <style:style style:name="P53" style:family="paragraph" style:parent-style-name="Standard">
      <style:text-properties fo:language="ru" fo:country="RU" fo:font-style="normal" fo:font-weight="bold" officeooo:rsid="006ebf62" officeooo:paragraph-rsid="005ced76" fo:background-color="#bbe33d" style:font-style-asian="normal" style:font-weight-asian="bold" style:font-style-complex="normal" style:font-weight-complex="bold"/>
    </style:style>
    <style:style style:name="P54" style:family="paragraph" style:parent-style-name="Standard">
      <style:text-properties fo:language="ru" fo:country="RU" fo:font-style="normal" fo:font-weight="bold" officeooo:rsid="006ebf62" officeooo:paragraph-rsid="006ebf62" fo:background-color="#bbe33d" style:font-style-asian="normal" style:font-weight-asian="bold" style:font-style-complex="normal" style:font-weight-complex="bold"/>
    </style:style>
    <style:style style:name="P55" style:family="paragraph" style:parent-style-name="Standard">
      <style:text-properties fo:language="ru" fo:country="RU" fo:font-style="normal" fo:font-weight="bold" officeooo:rsid="006fe4d6" officeooo:paragraph-rsid="006fe4d6" fo:background-color="transparent" style:font-style-asian="normal" style:font-weight-asian="bold" style:font-style-complex="normal" style:font-weight-complex="bold"/>
    </style:style>
    <style:style style:name="P56" style:family="paragraph" style:parent-style-name="Standard">
      <style:text-properties officeooo:rsid="001fbc66" officeooo:paragraph-rsid="001fbc66"/>
    </style:style>
    <style:style style:name="P57" style:family="paragraph" style:parent-style-name="Standard">
      <loext:graphic-properties draw:fill="none"/>
      <style:paragraph-properties fo:margin-left="0.1866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58" style:family="paragraph" style:parent-style-name="Frame_20_contents">
      <style:paragraph-properties fo:text-align="start" style:justify-single-word="false"/>
      <style:text-properties fo:font-size="15pt" fo:font-weight="bold" style:font-size-asian="15pt" style:font-weight-asian="bold" style:font-size-complex="15pt" style:font-weight-complex="bold"/>
    </style:style>
    <style:style style:name="P59" style:family="paragraph" style:parent-style-name="Table_20_Contents">
      <style:paragraph-properties fo:text-align="center" style:justify-single-word="false"/>
      <style:text-properties fo:font-weight="bold" officeooo:rsid="004ce1d4" officeooo:paragraph-rsid="004ce1d4" style:font-weight-asian="bold" style:font-weight-complex="bold"/>
    </style:style>
    <style:style style:name="P60" style:family="paragraph" style:parent-style-name="Table_20_Contents">
      <style:text-properties fo:font-weight="bold" officeooo:rsid="005d22f6" officeooo:paragraph-rsid="005d22f6" style:font-weight-asian="bold" style:font-weight-complex="bold"/>
    </style:style>
    <style:style style:name="P61" style:family="paragraph" style:parent-style-name="Table_20_Contents">
      <style:paragraph-properties fo:text-align="center" style:justify-single-word="false"/>
      <style:text-properties fo:font-weight="bold" officeooo:rsid="005d22f6" officeooo:paragraph-rsid="005d22f6" style:font-weight-asian="bold" style:font-weight-complex="bold"/>
    </style:style>
    <style:style style:name="P62" style:family="paragraph" style:parent-style-name="Table_20_Contents">
      <style:paragraph-properties fo:text-align="center" style:justify-single-word="false"/>
      <style:text-properties fo:font-weight="bold" officeooo:rsid="005de01d" officeooo:paragraph-rsid="005de01d" style:font-weight-asian="bold" style:font-weight-complex="bold"/>
    </style:style>
    <style:style style:name="P63" style:family="paragraph" style:parent-style-name="Table_20_Contents">
      <style:text-properties style:text-line-through-style="solid" style:text-line-through-type="single" fo:font-style="italic" fo:font-weight="normal" officeooo:rsid="004ce1d4" officeooo:paragraph-rsid="004ce1d4" style:font-style-asian="italic" style:font-weight-asian="normal" style:font-style-complex="italic" style:font-weight-complex="normal"/>
    </style:style>
    <style:style style:name="P64" style:family="paragraph" style:parent-style-name="Table_20_Contents">
      <style:text-properties style:text-line-through-style="solid" style:text-line-through-type="single" fo:font-style="italic" officeooo:rsid="004ce1d4" officeooo:paragraph-rsid="004ce1d4" style:font-style-asian="italic" style:font-style-complex="italic"/>
    </style:style>
    <style:style style:name="P65" style:family="paragraph" style:parent-style-name="Table_20_Contents">
      <style:text-properties style:text-line-through-style="solid" style:text-line-through-type="single" fo:font-style="italic" officeooo:rsid="004cf14c" officeooo:paragraph-rsid="004cf14c" style:font-style-asian="italic" style:font-style-complex="italic"/>
    </style:style>
    <style:style style:name="P66" style:family="paragraph" style:parent-style-name="Table_20_Contents">
      <style:text-properties officeooo:rsid="005ec83e" officeooo:paragraph-rsid="005ec83e"/>
    </style:style>
    <style:style style:name="P67" style:family="paragraph" style:parent-style-name="Figure">
      <style:text-properties officeooo:paragraph-rsid="004302ec"/>
    </style:style>
    <style:style style:name="P68" style:family="paragraph" style:parent-style-name="Standard" style:list-style-name="L2">
      <style:text-properties fo:language="ru" fo:country="RU" officeooo:rsid="001ee1c9" officeooo:paragraph-rsid="001ee1c9"/>
    </style:style>
    <style:style style:name="P69" style:family="paragraph" style:parent-style-name="Standard" style:list-style-name="L3">
      <style:text-properties fo:language="ru" fo:country="RU" fo:font-weight="normal" officeooo:rsid="00406ca0" officeooo:paragraph-rsid="00406ca0" style:font-weight-asian="normal" style:font-weight-complex="normal"/>
    </style:style>
    <style:style style:name="P70" style:family="paragraph" style:parent-style-name="Standard" style:list-style-name="L4">
      <style:text-properties fo:language="ru" fo:country="RU" fo:font-weight="normal" officeooo:rsid="00495727" officeooo:paragraph-rsid="00495727" style:font-weight-asian="normal" style:font-weight-complex="normal"/>
    </style:style>
    <style:style style:name="P71" style:family="paragraph" style:parent-style-name="Standard" style:list-style-name="L5">
      <style:text-properties fo:language="ru" fo:country="RU" fo:font-style="italic" fo:font-weight="bold" officeooo:rsid="0059249e" officeooo:paragraph-rsid="0059249e" style:font-style-asian="italic" style:font-weight-asian="bold" style:font-style-complex="italic" style:font-weight-complex="bold"/>
    </style:style>
    <style:style style:name="P72" style:family="paragraph" style:parent-style-name="Standard">
      <style:text-properties fo:language="ru" fo:country="RU" fo:font-style="italic" fo:font-weight="bold" officeooo:rsid="005ced76" officeooo:paragraph-rsid="008445bd" fo:background-color="transparent" style:font-style-asian="italic" style:font-weight-asian="bold" style:font-style-complex="italic" style:font-weight-complex="bold"/>
    </style:style>
    <style:style style:name="P73" style:family="paragraph" style:parent-style-name="Standard">
      <style:text-properties fo:language="ru" fo:country="RU" fo:font-style="italic" fo:font-weight="bold" officeooo:rsid="005ced76" officeooo:paragraph-rsid="008d1eeb" fo:background-color="transparent" style:font-style-asian="italic" style:font-weight-asian="bold" style:font-style-complex="italic" style:font-weight-complex="bold"/>
    </style:style>
    <style:style style:name="P74" style:family="paragraph" style:parent-style-name="Standard" style:list-style-name="L12">
      <style:text-properties fo:language="ru" fo:country="RU" fo:font-style="italic" fo:font-weight="normal" officeooo:rsid="006fe4d6" officeooo:paragraph-rsid="007594e4" fo:background-color="transparent" style:font-style-asian="italic" style:font-weight-asian="normal" style:font-style-complex="italic" style:font-weight-complex="normal"/>
    </style:style>
    <style:style style:name="P75" style:family="paragraph" style:parent-style-name="Standard" style:list-style-name="L13">
      <style:text-properties fo:language="ru" fo:country="RU" fo:font-style="italic" fo:font-weight="normal" officeooo:rsid="0078e5cd" officeooo:paragraph-rsid="0078e5cd" fo:background-color="transparent" style:font-style-asian="italic" style:font-weight-asian="normal" style:font-style-complex="italic" style:font-weight-complex="normal"/>
    </style:style>
    <style:style style:name="P76" style:family="paragraph" style:parent-style-name="Standard" style:list-style-name="L14">
      <style:text-properties fo:language="ru" fo:country="RU" fo:font-style="italic" fo:font-weight="normal" officeooo:rsid="007963a8" officeooo:paragraph-rsid="007963a8" fo:background-color="transparent" style:font-style-asian="italic" style:font-weight-asian="normal" style:font-style-complex="italic" style:font-weight-complex="normal"/>
    </style:style>
    <style:style style:name="P77" style:family="paragraph" style:parent-style-name="Standard" style:list-style-name="L11">
      <style:text-properties fo:language="ru" fo:country="RU" fo:font-style="normal" fo:font-weight="normal" officeooo:rsid="006fe4d6" officeooo:paragraph-rsid="006fe4d6" fo:background-color="transparent" style:font-style-asian="normal" style:font-weight-asian="normal" style:font-style-complex="normal" style:font-weight-complex="normal"/>
    </style:style>
    <style:style style:name="P78" style:family="paragraph" style:parent-style-name="Standard" style:list-style-name="L15">
      <style:text-properties fo:language="ru" fo:country="RU" fo:font-style="normal" fo:font-weight="normal" officeooo:rsid="007f98c3" officeooo:paragraph-rsid="007f98c3" fo:background-color="transparent" style:font-style-asian="normal" style:font-weight-asian="normal" style:font-style-complex="normal" style:font-weight-complex="normal"/>
    </style:style>
    <style:style style:name="P79" style:family="paragraph" style:parent-style-name="Standard" style:list-style-name="L16">
      <style:text-properties fo:language="ru" fo:country="RU" fo:font-style="normal" fo:font-weight="normal" officeooo:rsid="00818320" officeooo:paragraph-rsid="00818320" fo:background-color="transparent" style:font-style-asian="normal" style:font-weight-asian="normal" style:font-style-complex="normal" style:font-weight-complex="normal"/>
    </style:style>
    <style:style style:name="P80" style:family="paragraph" style:parent-style-name="Standard" style:list-style-name="L16">
      <style:text-properties fo:language="ru" fo:country="RU" fo:font-style="normal" fo:font-weight="normal" officeooo:rsid="0082b443" officeooo:paragraph-rsid="0082b443" fo:background-color="transparent" style:font-style-asian="normal" style:font-weight-asian="normal" style:font-style-complex="normal" style:font-weight-complex="normal"/>
    </style:style>
    <style:style style:name="P81" style:family="paragraph" style:parent-style-name="Standard" style:list-style-name="L17">
      <style:text-properties fo:language="ru" fo:country="RU" fo:font-style="normal" fo:font-weight="normal" officeooo:rsid="00831f71" officeooo:paragraph-rsid="00831f71" fo:background-color="transparent" style:font-style-asian="normal" style:font-weight-asian="normal" style:font-style-complex="normal" style:font-weight-complex="normal"/>
    </style:style>
    <style:style style:name="P82" style:family="paragraph" style:parent-style-name="Standard">
      <style:text-properties fo:language="ru" fo:country="RU" fo:font-style="normal" fo:font-weight="normal" officeooo:rsid="00831f71" officeooo:paragraph-rsid="00831f71" fo:background-color="transparent" style:font-style-asian="normal" style:font-weight-asian="normal" style:font-style-complex="normal" style:font-weight-complex="normal"/>
    </style:style>
    <style:style style:name="P83" style:family="paragraph" style:parent-style-name="Standard">
      <style:text-properties fo:language="ru" fo:country="RU" fo:font-style="normal" fo:font-weight="normal" officeooo:rsid="006ebf62" officeooo:paragraph-rsid="008445bd" fo:background-color="transparent" style:font-style-asian="normal" style:font-weight-asian="normal" style:font-style-complex="normal" style:font-weight-complex="normal"/>
    </style:style>
    <style:style style:name="P84" style:family="paragraph" style:parent-style-name="Standard">
      <style:text-properties fo:language="ru" fo:country="RU" fo:font-style="normal" fo:font-weight="normal" officeooo:rsid="006ebf62" officeooo:paragraph-rsid="008d1eeb" fo:background-color="transparent" style:font-style-asian="normal" style:font-weight-asian="normal" style:font-style-complex="normal" style:font-weight-complex="normal"/>
    </style:style>
    <style:style style:name="P85" style:family="paragraph" style:parent-style-name="Standard">
      <style:text-properties fo:language="ru" fo:country="RU" fo:font-style="normal" fo:font-weight="bold" officeooo:rsid="0085f6ef" officeooo:paragraph-rsid="00874290" fo:background-color="transparent" style:font-style-asian="normal" style:font-weight-asian="bold" style:font-style-complex="normal" style:font-weight-complex="bold"/>
    </style:style>
    <style:style style:name="P86" style:family="paragraph" style:parent-style-name="Standard">
      <style:text-properties fo:language="ru" fo:country="RU" fo:font-style="normal" fo:font-weight="bold" officeooo:rsid="0085f6ef" officeooo:paragraph-rsid="008d1eeb" fo:background-color="transparent" style:font-style-asian="normal" style:font-weight-asian="bold" style:font-style-complex="normal" style:font-weight-complex="bold"/>
    </style:style>
    <style:style style:name="P87" style:family="paragraph" style:parent-style-name="Standard">
      <style:text-properties fo:language="ru" fo:country="RU" fo:font-style="normal" fo:font-weight="bold" officeooo:rsid="0085f6ef" officeooo:paragraph-rsid="008e1438" fo:background-color="transparent" style:font-style-asian="normal" style:font-weight-asian="bold" style:font-style-complex="normal" style:font-weight-complex="bold"/>
    </style:style>
    <style:style style:name="P88" style:family="paragraph" style:parent-style-name="Standard">
      <style:text-properties fo:language="ru" fo:country="RU" fo:font-style="normal" fo:font-weight="bold" officeooo:rsid="0087e177" officeooo:paragraph-rsid="0087e177" fo:background-color="transparent" style:font-style-asian="normal" style:font-weight-asian="bold" style:font-style-complex="normal" style:font-weight-complex="bold"/>
    </style:style>
    <style:style style:name="P89" style:family="paragraph" style:parent-style-name="Standard">
      <style:text-properties fo:language="ru" fo:country="RU" fo:font-style="normal" fo:font-weight="bold" officeooo:rsid="0088ece1" officeooo:paragraph-rsid="0088ece1" fo:background-color="transparent" style:font-style-asian="normal" style:font-weight-asian="bold" style:font-style-complex="normal" style:font-weight-complex="bold"/>
    </style:style>
    <style:style style:name="P90" style:family="paragraph" style:parent-style-name="Standard" style:list-style-name="L18">
      <style:text-properties fo:language="ru" fo:country="RU" fo:font-style="normal" fo:font-weight="bold" officeooo:rsid="0089896e" officeooo:paragraph-rsid="0089896e" fo:background-color="transparent" style:font-style-asian="normal" style:font-weight-asian="bold" style:font-style-complex="normal" style:font-weight-complex="bold"/>
    </style:style>
    <style:style style:name="P91" style:family="paragraph" style:parent-style-name="Standard" style:list-style-name="L18">
      <style:text-properties fo:language="ru" fo:country="RU" fo:font-style="normal" fo:font-weight="bold" officeooo:rsid="008b2db2" officeooo:paragraph-rsid="008b2db2" fo:background-color="transparent" style:font-style-asian="normal" style:font-weight-asian="bold" style:font-style-complex="normal" style:font-weight-complex="bold"/>
    </style:style>
    <style:style style:name="P92" style:family="paragraph" style:parent-style-name="Standard">
      <style:text-properties fo:language="ru" fo:country="RU" fo:font-style="normal" fo:font-weight="bold" officeooo:rsid="008b2db2" officeooo:paragraph-rsid="008b2db2" fo:background-color="transparent" style:font-style-asian="normal" style:font-weight-asian="bold" style:font-style-complex="normal" style:font-weight-complex="bold"/>
    </style:style>
    <style:style style:name="P93" style:family="paragraph" style:parent-style-name="Standard" style:list-style-name="L19">
      <style:text-properties fo:language="ru" fo:country="RU" fo:font-style="normal" fo:font-weight="bold" officeooo:rsid="008f74dc" officeooo:paragraph-rsid="008f74dc" fo:background-color="transparent" style:font-style-asian="normal" style:font-weight-asian="bold" style:font-style-complex="normal" style:font-weight-complex="bold"/>
    </style:style>
    <style:style style:name="P94" style:family="paragraph" style:parent-style-name="Standard" style:list-style-name="L19">
      <style:text-properties fo:language="ru" fo:country="RU" fo:font-style="normal" fo:font-weight="bold" officeooo:rsid="0090bdd7" officeooo:paragraph-rsid="0090bdd7" fo:background-color="transparent" style:font-style-asian="normal" style:font-weight-asian="bold" style:font-style-complex="normal" style:font-weight-complex="bold"/>
    </style:style>
    <style:style style:name="P95" style:family="paragraph" style:parent-style-name="Standard" style:list-style-name="L19">
      <style:text-properties fo:language="ru" fo:country="RU" fo:font-style="normal" fo:font-weight="bold" officeooo:rsid="00914a5c" officeooo:paragraph-rsid="00914a5c" fo:background-color="transparent" style:font-style-asian="normal" style:font-weight-asian="bold" style:font-style-complex="normal" style:font-weight-complex="bold"/>
    </style:style>
    <style:style style:name="P96" style:family="paragraph" style:parent-style-name="Standard" style:list-style-name="L19">
      <style:text-properties fo:language="ru" fo:country="RU" fo:font-style="normal" fo:font-weight="bold" officeooo:rsid="009216cd" officeooo:paragraph-rsid="009216cd" fo:background-color="transparent" style:font-style-asian="normal" style:font-weight-asian="bold" style:font-style-complex="normal" style:font-weight-complex="bold"/>
    </style:style>
    <style:style style:name="P97" style:family="paragraph" style:parent-style-name="Standard" style:list-style-name="L19">
      <style:text-properties fo:language="ru" fo:country="RU" fo:font-style="normal" fo:font-weight="bold" officeooo:rsid="00937f9b" officeooo:paragraph-rsid="00937f9b" fo:background-color="transparent" style:font-style-asian="normal" style:font-weight-asian="bold" style:font-style-complex="normal" style:font-weight-complex="bold"/>
    </style:style>
    <style:style style:name="P98" style:family="paragraph" style:parent-style-name="Standard" style:list-style-name="L19">
      <style:text-properties fo:language="ru" fo:country="RU" fo:font-style="normal" fo:font-weight="bold" officeooo:rsid="009426f1" officeooo:paragraph-rsid="009426f1" fo:background-color="transparent" style:font-style-asian="normal" style:font-weight-asian="bold" style:font-style-complex="normal" style:font-weight-complex="bold"/>
    </style:style>
    <style:style style:name="P99"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52in"/>
        </style:tab-stops>
      </style:paragraph-properties>
      <style:text-properties fo:language="ru" fo:country="RU" officeooo:rsid="001388e5" officeooo:paragraph-rsid="001388e5"/>
    </style:style>
    <style:style style:name="P100"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52in"/>
        </style:tab-stops>
      </style:paragraph-properties>
      <style:text-properties fo:font-size="12pt" fo:language="ru" fo:country="RU" officeooo:rsid="001c6e59" officeooo:paragraph-rsid="001c8784" style:font-size-asian="12pt" style:font-size-complex="12pt"/>
    </style:style>
    <style:style style:name="P101"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388e5" officeooo:paragraph-rsid="001388e5"/>
    </style:style>
    <style:style style:name="P102"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4f07c" officeooo:paragraph-rsid="0014f07c"/>
    </style:style>
    <style:style style:name="P103"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679f2" officeooo:paragraph-rsid="001679f2"/>
    </style:style>
    <style:style style:name="P104"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86c94" officeooo:paragraph-rsid="00186c94"/>
    </style:style>
    <style:style style:name="P105"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9ae18" officeooo:paragraph-rsid="0019ae18"/>
    </style:style>
    <style:style style:name="P106"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c6e59" officeooo:paragraph-rsid="001c6e59"/>
    </style:style>
    <style:style style:name="P107"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font-size="12pt" fo:language="ru" fo:country="RU" officeooo:rsid="001c8784" officeooo:paragraph-rsid="001c8784" style:font-size-asian="12pt" style:font-size-complex="12pt"/>
    </style:style>
    <style:style style:name="P108"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font-size="12pt" fo:language="ru" fo:country="RU" officeooo:rsid="001e49b1" officeooo:paragraph-rsid="001e49b1" style:font-size-asian="12pt" style:font-size-complex="12pt"/>
    </style:style>
    <style:style style:name="P109" style:family="paragraph" style:parent-style-name="Standard" style:list-style-name="L1" style:master-page-name="">
      <loext:graphic-properties draw:fill="none"/>
      <style:paragraph-properties fo:margin-left="0.1252in" fo:margin-right="0in" fo:text-align="start" style:justify-single-word="false" fo:text-indent="0in" style:auto-text-indent="false" style:page-number="auto" fo:background-color="transparent">
        <style:tab-stops>
          <style:tab-stop style:position="0.1874in"/>
          <style:tab-stop style:position="0.3126in"/>
        </style:tab-stops>
      </style:paragraph-properties>
      <style:text-properties fo:font-size="10pt" fo:language="ru" fo:country="RU" officeooo:rsid="00186c94" officeooo:paragraph-rsid="00186c94" style:font-size-asian="10pt" style:font-size-complex="10pt"/>
    </style:style>
    <style:style style:name="P110" style:family="paragraph" style:parent-style-name="Standard" style:list-style-name="L1" style:master-page-name="">
      <loext:graphic-properties draw:fill="none"/>
      <style:paragraph-properties fo:margin-left="0.1252in" fo:margin-right="0in" fo:text-align="start" style:justify-single-word="false" fo:text-indent="0in" style:auto-text-indent="false" style:page-number="auto" fo:background-color="transparent">
        <style:tab-stops>
          <style:tab-stop style:position="0.1252in"/>
        </style:tab-stops>
      </style:paragraph-properties>
      <style:text-properties fo:font-size="10pt" fo:language="ru" fo:country="RU" officeooo:rsid="00186c94" officeooo:paragraph-rsid="001c8784" style:font-size-asian="10pt" style:font-size-complex="10pt"/>
    </style:style>
    <style:style style:name="P111" style:family="paragraph" style:parent-style-name="Standard" style:list-style-name="L1">
      <loext:graphic-properties draw:fill="none"/>
      <style:paragraph-properties fo:margin-left="0.1252in" fo:margin-right="0in" fo:text-align="start" style:justify-single-word="false" fo:text-indent="0in" style:auto-text-indent="false" fo:background-color="transparent">
        <style:tab-stops>
          <style:tab-stop style:position="0.1874in"/>
          <style:tab-stop style:position="0.3126in"/>
        </style:tab-stops>
      </style:paragraph-properties>
      <style:text-properties fo:font-size="10pt" fo:language="ru" fo:country="RU" officeooo:rsid="00186c94" officeooo:paragraph-rsid="00186c94" style:font-size-asian="10pt" style:font-size-complex="10pt"/>
    </style:style>
    <style:style style:name="P112" style:family="paragraph" style:parent-style-name="Standard" style:list-style-name="L1">
      <loext:graphic-properties draw:fill="none"/>
      <style:paragraph-properties fo:margin-left="0.1252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8784" style:font-size-asian="10pt" style:font-size-complex="10pt"/>
    </style:style>
    <style:style style:name="P113" style:family="paragraph" style:parent-style-name="Standard" style:list-style-name="L1" style:master-page-name="">
      <loext:graphic-properties draw:fill="none"/>
      <style:paragraph-properties fo:margin-left="0.1866in" fo:margin-right="0in" fo:text-align="start" style:justify-single-word="false" fo:text-indent="0in" style:auto-text-indent="false" style:page-number="auto"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114" style:family="paragraph" style:parent-style-name="Standard" style:list-style-name="L1">
      <loext:graphic-properties draw:fill="none"/>
      <style:paragraph-properties fo:margin-left="0.1866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115" style:family="paragraph" style:parent-style-name="Standard" style:list-style-name="L1" style:master-page-name="">
      <loext:graphic-properties draw:fill="none"/>
      <style:paragraph-properties fo:margin-left="0.3752in" fo:margin-right="0in" fo:text-align="start" style:justify-single-word="false" fo:text-indent="0in" style:auto-text-indent="false" style:page-number="auto" fo:background-color="transparent">
        <style:tab-stops>
          <style:tab-stop style:position="0.1252in"/>
        </style:tab-stops>
      </style:paragraph-properties>
      <style:text-properties fo:font-size="9pt" fo:language="ru" fo:country="RU" officeooo:rsid="001c6e59" officeooo:paragraph-rsid="001c6e59" style:font-size-asian="9pt" style:font-size-complex="9pt"/>
    </style:style>
    <style:style style:name="P116" style:family="paragraph" style:parent-style-name="Standard" style:list-style-name="L1">
      <loext:graphic-properties draw:fill="none"/>
      <style:paragraph-properties fo:margin-left="0.3752in" fo:margin-right="0in" fo:text-align="start" style:justify-single-word="false" fo:text-indent="0in" style:auto-text-indent="false" fo:background-color="transparent">
        <style:tab-stops>
          <style:tab-stop style:position="0.1252in"/>
        </style:tab-stops>
      </style:paragraph-properties>
      <style:text-properties fo:font-size="9pt" fo:language="ru" fo:country="RU" officeooo:rsid="001c6e59" officeooo:paragraph-rsid="001c6e59" style:font-size-asian="9pt" style:font-size-complex="9pt"/>
    </style:style>
    <style:style style:name="P117" style:family="paragraph" style:parent-style-name="Table_20_Contents" style:list-style-name="L7">
      <style:text-properties officeooo:rsid="005f4d04" officeooo:paragraph-rsid="005f4d04"/>
    </style:style>
    <style:style style:name="P118" style:family="paragraph" style:parent-style-name="Table_20_Contents" style:list-style-name="L7">
      <style:text-properties officeooo:rsid="00600345" officeooo:paragraph-rsid="00600345"/>
    </style:style>
    <style:style style:name="P119" style:family="paragraph" style:parent-style-name="Table_20_Contents" style:list-style-name="L7">
      <style:text-properties officeooo:rsid="0061f669" officeooo:paragraph-rsid="0061f669"/>
    </style:style>
    <style:style style:name="P120" style:family="paragraph" style:parent-style-name="Table_20_Contents" style:list-style-name="L8">
      <style:text-properties style:text-line-through-style="none" style:text-line-through-type="none" fo:font-style="normal" fo:font-weight="normal" officeooo:rsid="005f4d04" officeooo:paragraph-rsid="0066e287" style:font-style-asian="normal" style:font-weight-asian="normal" style:font-style-complex="normal" style:font-weight-complex="normal"/>
    </style:style>
    <style:style style:name="P121" style:family="paragraph" style:parent-style-name="Table_20_Contents" style:list-style-name="L8">
      <style:text-properties style:text-line-through-style="none" style:text-line-through-type="none" fo:font-style="italic" fo:font-weight="normal" officeooo:rsid="005f4d04" officeooo:paragraph-rsid="005f4d04" style:font-style-asian="italic" style:font-weight-asian="normal" style:font-style-complex="italic" style:font-weight-complex="normal"/>
    </style:style>
    <style:style style:name="P122" style:family="paragraph" style:parent-style-name="Table_20_Contents" style:list-style-name="L8">
      <style:text-properties style:text-line-through-style="none" style:text-line-through-type="none" fo:font-style="italic" fo:font-weight="normal" officeooo:rsid="005f4d04" officeooo:paragraph-rsid="00682ced" style:font-style-asian="italic" style:font-weight-asian="normal" style:font-style-complex="italic" style:font-weight-complex="normal"/>
    </style:style>
    <style:style style:name="P123" style:family="paragraph" style:parent-style-name="Table_20_Contents" style:list-style-name="L8">
      <style:text-properties style:text-line-through-style="none" style:text-line-through-type="none" fo:font-style="italic" fo:font-weight="normal" officeooo:rsid="005f4d04" officeooo:paragraph-rsid="0067c650" style:font-style-asian="italic" style:font-weight-asian="normal" style:font-style-complex="italic" style:font-weight-complex="normal"/>
    </style:style>
    <style:style style:name="P124" style:family="paragraph" style:parent-style-name="Table_20_Contents" style:list-style-name="L8">
      <style:text-properties style:text-line-through-style="none" style:text-line-through-type="none" fo:font-style="italic" fo:font-weight="normal" officeooo:rsid="006325b8" officeooo:paragraph-rsid="006325b8" style:font-style-asian="italic" style:font-weight-asian="normal" style:font-style-complex="italic" style:font-weight-complex="normal"/>
    </style:style>
    <style:style style:name="P125" style:family="paragraph" style:parent-style-name="Table_20_Contents" style:list-style-name="L9">
      <style:text-properties fo:font-weight="normal" officeooo:rsid="005d22f6" officeooo:paragraph-rsid="00682ced" style:font-weight-asian="normal" style:font-weight-complex="normal"/>
    </style:style>
    <style:style style:name="P126" style:family="paragraph" style:parent-style-name="Table_20_Contents" style:list-style-name="L9">
      <style:text-properties fo:font-weight="normal" officeooo:rsid="005d22f6" officeooo:paragraph-rsid="006a030e" style:font-weight-asian="normal" style:font-weight-complex="normal"/>
    </style:style>
    <style:style style:name="P127" style:family="paragraph" style:parent-style-name="Table_20_Contents" style:list-style-name="L10">
      <style:text-properties fo:font-weight="normal" officeooo:rsid="005d22f6" officeooo:paragraph-rsid="005d22f6" style:font-weight-asian="normal" style:font-weight-complex="normal"/>
    </style:style>
    <style:style style:name="P128" style:family="paragraph" style:parent-style-name="Table_20_Contents" style:list-style-name="L10">
      <style:text-properties fo:font-weight="normal" officeooo:rsid="005d22f6" officeooo:paragraph-rsid="006ac925" style:font-weight-asian="normal" style:font-weight-complex="normal"/>
    </style:style>
    <style:style style:name="P129" style:family="paragraph" style:parent-style-name="Table_20_Contents" style:list-style-name="L6">
      <loext:graphic-properties draw:fill="none"/>
      <style:paragraph-properties fo:background-color="transparent" text:number-lines="false" text:line-number="0">
        <style:tab-stops>
          <style:tab-stop style:position="0.0626in"/>
        </style:tab-stops>
      </style:paragraph-properties>
      <style:text-properties officeooo:rsid="005f4d04" officeooo:paragraph-rsid="00600345"/>
    </style:style>
    <style:style style:name="P130" style:family="paragraph" style:parent-style-name="Table_20_Contents" style:list-style-name="L6">
      <loext:graphic-properties draw:fill="none"/>
      <style:paragraph-properties fo:background-color="transparent" text:number-lines="false" text:line-number="0">
        <style:tab-stops>
          <style:tab-stop style:position="0.0626in"/>
        </style:tab-stops>
      </style:paragraph-properties>
      <style:text-properties officeooo:rsid="005f4d04" officeooo:paragraph-rsid="005f4d04"/>
    </style:style>
    <style:style style:name="T1" style:family="text">
      <style:text-properties officeooo:rsid="00120291"/>
    </style:style>
    <style:style style:name="T2" style:family="text">
      <style:text-properties fo:language="ru" fo:country="RU"/>
    </style:style>
    <style:style style:name="T3" style:family="text">
      <style:text-properties fo:language="ru" fo:country="RU" officeooo:rsid="001ee1c9"/>
    </style:style>
    <style:style style:name="T4" style:family="text">
      <style:text-properties fo:font-weight="bold" style:font-weight-asian="bold" style:font-weight-complex="bold"/>
    </style:style>
    <style:style style:name="T5" style:family="text">
      <style:text-properties fo:font-weight="bold" officeooo:rsid="00120291" style:font-weight-asian="bold" style:font-weight-complex="bold"/>
    </style:style>
    <style:style style:name="T6" style:family="text">
      <style:text-properties officeooo:rsid="001afa93"/>
    </style:style>
    <style:style style:name="T7" style:family="text">
      <style:text-properties officeooo:rsid="0023caf0"/>
    </style:style>
    <style:style style:name="T8" style:family="text">
      <style:text-properties officeooo:rsid="002ce77d"/>
    </style:style>
    <style:style style:name="T9" style:family="text">
      <style:text-properties officeooo:rsid="00308f6c"/>
    </style:style>
    <style:style style:name="T10" style:family="text">
      <style:text-properties fo:font-style="italic" style:font-style-asian="italic" style:font-style-complex="italic"/>
    </style:style>
    <style:style style:name="T11" style:family="text">
      <style:text-properties fo:font-style="italic" officeooo:rsid="00308f6c" style:font-style-asian="italic" style:font-style-complex="italic"/>
    </style:style>
    <style:style style:name="T12" style:family="text">
      <style:text-properties fo:font-style="italic" officeooo:rsid="00682ced" style:font-style-asian="italic" style:font-style-complex="italic"/>
    </style:style>
    <style:style style:name="T13" style:family="text">
      <style:text-properties fo:font-style="italic" officeooo:rsid="006a030e" style:font-style-asian="italic" style:font-style-complex="italic"/>
    </style:style>
    <style:style style:name="T14" style:family="text">
      <style:text-properties fo:font-style="italic" officeooo:rsid="0064b1e2" style:font-style-asian="italic" style:font-style-complex="italic"/>
    </style:style>
    <style:style style:name="T15" style:family="text">
      <style:text-properties fo:font-style="italic" officeooo:rsid="00600345" style:font-style-asian="italic" style:font-style-complex="italic"/>
    </style:style>
    <style:style style:name="T16" style:family="text">
      <style:text-properties fo:font-style="italic" officeooo:rsid="006ac925" style:font-style-asian="italic" style:font-style-complex="italic"/>
    </style:style>
    <style:style style:name="T17" style:family="text">
      <style:text-properties fo:font-style="italic" officeooo:rsid="006c425b" style:font-style-asian="italic" style:font-style-complex="italic"/>
    </style:style>
    <style:style style:name="T18" style:family="text">
      <style:text-properties fo:font-style="italic" officeooo:rsid="006cb2b4" style:font-style-asian="italic" style:font-style-complex="italic"/>
    </style:style>
    <style:style style:name="T19" style:family="text">
      <style:text-properties fo:font-style="italic" officeooo:rsid="007594e4"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officeooo:rsid="00347af2"/>
    </style:style>
    <style:style style:name="T22" style:family="text">
      <style:text-properties text:display="none"/>
    </style:style>
    <style:style style:name="T23" style:family="text">
      <style:text-properties officeooo:rsid="0034eaf8"/>
    </style:style>
    <style:style style:name="T24" style:family="text">
      <style:text-properties officeooo:rsid="00397457"/>
    </style:style>
    <style:style style:name="T25" style:family="text">
      <style:text-properties officeooo:rsid="003a5848"/>
    </style:style>
    <style:style style:name="T26" style:family="text">
      <style:text-properties officeooo:rsid="003b6b02"/>
    </style:style>
    <style:style style:name="T27" style:family="text">
      <style:text-properties officeooo:rsid="003efb42"/>
    </style:style>
    <style:style style:name="T28" style:family="text">
      <style:text-properties officeooo:rsid="004302ec"/>
    </style:style>
    <style:style style:name="T29" style:family="text">
      <style:text-properties fo:font-size="14pt" fo:font-weight="bold" style:font-size-asian="14pt" style:font-weight-asian="bold" style:font-size-complex="14pt" style:font-weight-complex="bold"/>
    </style:style>
    <style:style style:name="T30" style:family="text">
      <style:text-properties officeooo:rsid="004ce1d4"/>
    </style:style>
    <style:style style:name="T31" style:family="text">
      <style:text-properties officeooo:rsid="004ee732"/>
    </style:style>
    <style:style style:name="T32" style:family="text">
      <style:text-properties officeooo:rsid="004ef484"/>
    </style:style>
    <style:style style:name="T33" style:family="text">
      <style:text-properties officeooo:rsid="0051db9d"/>
    </style:style>
    <style:style style:name="T34" style:family="text">
      <style:text-properties officeooo:rsid="0052d5f3"/>
    </style:style>
    <style:style style:name="T35" style:family="text">
      <style:text-properties officeooo:rsid="00540cc0"/>
    </style:style>
    <style:style style:name="T36" style:family="text">
      <style:text-properties fo:font-style="normal" officeooo:rsid="0066e287"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5931ef" style:font-style-asian="normal" style:font-weight-asian="normal" style:font-style-complex="normal" style:font-weight-complex="normal"/>
    </style:style>
    <style:style style:name="T39" style:family="text">
      <style:text-properties fo:font-style="normal" fo:font-weight="normal" officeooo:rsid="005a2586" style:font-style-asian="normal" style:font-weight-asian="normal" style:font-style-complex="normal" style:font-weight-complex="normal"/>
    </style:style>
    <style:style style:name="T40" style:family="text">
      <style:text-properties officeooo:rsid="00600345"/>
    </style:style>
    <style:style style:name="T41" style:family="text">
      <style:text-properties officeooo:rsid="0064b1e2"/>
    </style:style>
    <style:style style:name="T42" style:family="text">
      <style:text-properties officeooo:rsid="0066e287"/>
    </style:style>
    <style:style style:name="T43" style:family="text">
      <style:text-properties officeooo:rsid="00682ced"/>
    </style:style>
    <style:style style:name="T44" style:family="text">
      <style:text-properties officeooo:rsid="006a030e"/>
    </style:style>
    <style:style style:name="T45" style:family="text">
      <style:text-properties officeooo:rsid="006a190a"/>
    </style:style>
    <style:style style:name="T46" style:family="text">
      <style:text-properties officeooo:rsid="006ac925"/>
    </style:style>
    <style:style style:name="T47" style:family="text">
      <style:text-properties officeooo:rsid="006c425b"/>
    </style:style>
    <style:style style:name="T48" style:family="text">
      <style:text-properties officeooo:rsid="007a917a"/>
    </style:style>
    <style:style style:name="T49" style:family="text">
      <style:text-properties officeooo:rsid="00815ed1"/>
    </style:style>
    <style:style style:name="T50" style:family="text">
      <style:text-properties officeooo:rsid="00818320"/>
    </style:style>
    <style:style style:name="T51" style:family="text">
      <style:text-properties officeooo:rsid="008445bd"/>
    </style:style>
    <style:style style:name="T52" style:family="text">
      <style:text-properties fo:font-weight="normal" style:font-weight-asian="normal" style:font-weight-complex="normal"/>
    </style:style>
    <style:style style:name="T53" style:family="text">
      <style:text-properties fo:font-weight="normal" officeooo:rsid="00874290" style:font-weight-asian="normal" style:font-weight-complex="normal"/>
    </style:style>
    <style:style style:name="T54" style:family="text">
      <style:text-properties fo:font-weight="normal" officeooo:rsid="008d1eeb" style:font-weight-asian="normal" style:font-weight-complex="normal"/>
    </style:style>
    <style:style style:name="T55" style:family="text">
      <style:text-properties fo:font-weight="normal" officeooo:rsid="008e1438" style:font-weight-asian="normal" style:font-weight-complex="normal"/>
    </style:style>
    <style:style style:name="T56" style:family="text">
      <style:text-properties officeooo:rsid="00874290"/>
    </style:style>
    <style:style style:name="T57" style:family="text">
      <style:text-properties officeooo:rsid="008d1eeb"/>
    </style:style>
    <style:style style:name="fr1" style:family="graphic" style:parent-style-name="Frame">
      <style:graphic-properties style:vertical-pos="from-top" style:vertical-rel="page" style:horizontal-pos="from-left" style:horizontal-rel="page">
        <style:columns fo:column-count="1" fo:column-gap="0in"/>
      </style:graphic-properties>
    </style:style>
    <style:style style:name="fr2" style:family="graphic" style:parent-style-name="Frame">
      <style:graphic-properties style:vertical-pos="from-top" style:vertical-rel="paragraph" style:horizontal-pos="from-left" style:horizontal-rel="paragraph">
        <style:columns fo:column-count="2" fo:column-gap="0in">
          <style:column style:rel-width="32767*" fo:start-indent="0in" fo:end-indent="0in"/>
          <style:column style:rel-width="32768*" fo:start-indent="0in" fo:end-indent="0in"/>
        </style:columns>
      </style:graphic-properties>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draw:frame draw:style-name="fr1" draw:name="Frame2" text:anchor-type="page" text:anchor-page-number="2" svg:x="0.8846in" svg:y="1.7457in" svg:width="0.7902in" draw:z-index="1">
        <draw:text-box fo:min-height="0.7571in">
          <text:p text:style-name="P58">Tricks of the Trade</text:p>
        </draw:text-box>
      </draw:frame>
      <draw:frame draw:style-name="fr1" draw:name="Frame6" text:anchor-type="page" text:anchor-page-number="8" svg:x="0.8638in" svg:y="3.8083in" svg:width="0.7902in" draw:z-index="8">
        <draw:text-box fo:min-height="0.7571in">
          <text:p text:style-name="P58">Tricks of the Trade</text:p>
        </draw:text-box>
      </draw:frame>
      <draw:frame draw:style-name="fr1" draw:name="Frame7" text:anchor-type="page" text:anchor-page-number="9" svg:x="0.8327in" svg:y="6.5272in" svg:width="0.7902in" draw:z-index="9">
        <draw:text-box fo:min-height="0.7571in">
          <text:p text:style-name="P58">Tricks of the Trade</text:p>
        </draw:text-box>
      </draw:frame>
      <draw:frame draw:style-name="fr1" draw:name="Frame8" text:anchor-type="page" text:anchor-page-number="9" svg:x="0.8535in" svg:y="7.5689in" svg:width="0.7902in" draw:z-index="10">
        <draw:text-box fo:min-height="0.7571in">
          <text:p text:style-name="P58">Tricks of the Trade</text:p>
        </draw:text-box>
      </draw:frame>
      <text:p text:style-name="P2"><text:span text:style-name="T4">Глава </text:span><text:span text:style-name="T5">2</text:span><text:span text:style-name="T4">. </text:span><text:span text:style-name="T5">Методология управления проектом</text:span><text:span text:style-name="T1">.</text:span></text:p>
      <text:p text:style-name="P2"><draw:frame draw:style-name="fr2" draw:name="Frame1" text:anchor-type="paragraph" svg:x="2.9102in" svg:y="0.0807in" svg:width="3.7728in" draw:z-index="0"><draw:text-box fo:min-height="5.522in"><text:p text:style-name="P3">Быстрый тест:</text:p><text:list xml:id="list6442888490400780774" text:style-name="L1"><text:list-item><text:p text:style-name="P99">Управление проектом</text:p></text:list-item><text:list-item><text:p text:style-name="P101">Определение проекта</text:p></text:list-item><text:list-item><text:p text:style-name="P102">Команда проекта</text:p></text:list-item><text:list-item><text:p text:style-name="P102">Команда управления проектом</text:p></text:list-item><text:list-item><text:p text:style-name="P102">Заинтересованная сторона</text:p></text:list-item><text:list-item><text:p text:style-name="P102">Управление заинтересованными сторонами</text:p></text:list-item><text:list-item><text:p text:style-name="P103">Руководство </text:p></text:list-item><text:list-item><text:p text:style-name="P104">Офис управления проектами(PMO)</text:p><text:list><text:list-item><text:p text:style-name="P109">Поддерживающий</text:p></text:list-item><text:list-item><text:p text:style-name="P111">Контролирующий</text:p></text:list-item><text:list-item><text:p text:style-name="P111">Управляющий</text:p></text:list-item></text:list></text:list-item><text:list-item><text:p text:style-name="P105">Организационное управление проектом</text:p></text:list-item><text:list-item><text:p text:style-name="P106">Организационноая структура</text:p><text:list><text:list-item><text:p text:style-name="P113">Матричная</text:p><text:list><text:list-item><text:p text:style-name="P115">Сильная </text:p></text:list-item><text:list-item><text:p text:style-name="P116">Слабая</text:p></text:list-item><text:list-item><text:p text:style-name="P116">Сбалансированная</text:p></text:list-item></text:list></text:list-item><text:list-item><text:p text:style-name="P113">Функцональная</text:p></text:list-item><text:list-item><text:p text:style-name="P114">Проектно-ориентированная</text:p><text:p text:style-name="P114"/></text:list-item></text:list></text:list-item><text:list-item><text:p text:style-name="P100">Project expediter</text:p></text:list-item><text:list-item><text:p text:style-name="P107">Project coordinator</text:p></text:list-item><text:list-item><text:p text:style-name="P107">Факторы среды предприятия</text:p></text:list-item><text:list-item><text:p text:style-name="P107">Активы процессов предприятия</text:p><text:list><text:list-item><text:p text:style-name="P110">Процессы, политики, процедуры</text:p></text:list-item><text:list-item><text:p text:style-name="P112">Историческая информация</text:p></text:list-item><text:list-item><text:p text:style-name="P112">Извлеченные уроки</text:p></text:list-item></text:list></text:list-item><text:list-item><text:p text:style-name="P107">Журнал допущений</text:p></text:list-item><text:list-item><text:p text:style-name="P107">Допущения</text:p></text:list-item><text:list-item><text:p text:style-name="P107">Ограничения</text:p></text:list-item><text:list-item><text:p text:style-name="P107">Данные об исполнении работ, информация и отчеты</text:p></text:list-item><text:list-item><text:p text:style-name="P107">Operational work</text:p></text:list-item><text:list-item><text:p text:style-name="P108">Управление программой</text:p></text:list-item><text:list-item><text:p text:style-name="P108">Управление портфелем</text:p></text:list-item><text:list-item><text:p text:style-name="P108">Экспертное суждение</text:p></text:list-item><text:list-item><text:p text:style-name="P108">Встречи</text:p></text:list-item></text:list><text:p text:style-name="P57"/><text:p text:style-name="P57"/><text:p text:style-name="P57"/></draw:text-box></draw:frame><text:tab/>Это очень важная глава. Да, мы могли бы сказать это о каждой главе этой книги, так как все они добавят вам понимания <text:s/><text:span text:style-name="T6">в </text:span>управлени<text:span text:style-name="T6">и</text:span> проектами и приблизят Вас к сдаче экзамена PMP. Но эта глава особенно важна.</text:p>
      <text:p text:style-name="P2"><text:tab/>Эта глава содержит обзор терминов и понятий, используемых в этой книге. Понимание того, что здесь представлено, облегчит ваше обучение. Продолжая читать, ищите пробелы в своих знаниях.</text:p>
      <text:p text:style-name="P4"/>
      <text:p text:style-name="P5">Определение проекта(стр 4)</text:p>
      <text:p text:style-name="P4"><text:tab/>Поскольку искусство и наука управления проектами вращаются вокруг проектов, знание определения проекта - <text:s/>то как термин используется на экзамене, помогло многим тестируемым правильноответить как минимум на четыре вопроса на экзамене. Многие люди называют свою работу проектом, когда это совсем не так.</text:p>
      <text:p text:style-name="P14"><text:tab/>На экзамене предполагается, что проект имеет следующие характеристики:</text:p>
      <text:list xml:id="list7194046619291340950" text:style-name="L2">
        <text:list-item>
          <text:p text:style-name="P68">Это временная деятельность <text:s/>, обладающая <text:s/>началом и концом.</text:p>
        </text:list-item>
        <text:list-item>
          <text:p text:style-name="P68">Проект создает уникальный продукт, услугу или результат.</text:p>
        </text:list-item>
      </text:list>
      <text:p text:style-name="P56"><text:span text:style-name="T3">Д</text:span><text:span text:style-name="T2">умаете на экзамене спрашивают: «Что такое проект?». Нет, на экзамене описываются ситуационные кейсы. <text:s/>И анализируя эти ситуации, вы должны будете задаться вопросом: «А проект или тут описан?».</text:span></text:p>
      <text:p text:style-name="P15"><text:tab/>Итак, что такое проект? Если ваш менеджер вошел в ваш офис сегодня и сказал: "Система сломана. Можешь выяснить, что с ней не так, и исправить это?” Это будет проект?</text:p>
      <text:p text:style-name="P15"><text:tab/>Читаете ли вы дальше, прежде чем обдумаете вопрос? Если да, прочтите его еще раз и подумайте над ответом. Это важное понятие, как для экзамена, так и в реальном мире.</text:p>
      <text:p text:style-name="P15"><text:tab/>Из тысяч студентов, которых обучала RMC, очень немногие пришли в наши классы, понимая, как необходимо организовать работу в соответствии с проектным подходом, этапами и жизненным циклом. В процессе планирования проекта будут составлено расписание и бюджет. Можете ли вы запланировать "исправить это", если вы не знаете, что не так? Нет, не сможете; на самом деле, в предыдущем сценарии было по крайней мере два проекта. В главе Процессы Управления Проектами более подробно рассказывается о разделении работы на проекты и этапы жизненного цикла.</text:p>
      <text:p text:style-name="P15"><text:tab/>Вы действительно работаете над проектами? Если вы работаете в Службе поддержки и кто-то связывается с вами по поводу проблемы, вы можете использовать WBS, но нужна <text:span text:style-name="T7">ли вам</text:span> сетевая диаграмма? Вам нужно использовать управление освоенным объемом? Как насчет планов управления содержанием, сроками и стоимостью? Скорее всего, нет. <text:soft-page-break/>Некоторые виды деятельности являются частью текущей деятельности компании, а не проекта.</text:p>
      <text:p text:style-name="P15"><text:tab/>При подготовке к экзамену убедитесь, что ваше определение проекта соответствует руководству PMBOK. Вы должны иметь в виду большой, управляемый планом(предикативный ЖЦ) проект, когда вы готовитесь к экзамену, и когда отвечаете на вопросы экзамена. Подумайте о проекте, который является новым для организации (никогда не делался раньше), использует ресурсы из многих стран, имеет более 200 человек в команде, длится более одного года и имеет бюджет более $10 миллионов. Такая деятельность потребует от вас использования многих инструментов управления проектами.</text:p>
      <text:p text:style-name="P15"><text:tab/>Независимо от того, работаете ли вы в настоящее время над крупными проектами, вам нужно будет отвечать на вопросы на экзамене, как будто вы это делаете. Существует большая разница между управлением малыми и большими проектами. Большой проект требует использования всей широты процессов и инструментов управления проектами.</text:p>
      <text:p text:style-name="P15"><text:tab/>В небольшом проекте когда <text:s/>вам необходимо решить проблему, вы подходите к человеку, с которым хотите поговорить. На большом проекте уходят недели на планирование коммуникаций. И когда возникает проблема, вы должны выяснить, кто участвует и где они находятся, найти их контактные данные и предпочтительный способ связи, и общаться с ними таким образом. Если вы будете держать в уме проект такого масштаба, читая эту книгу, вы увидите, что множество различных элементов, описываемых здесь как часть управления проектами, имеют смысл, необходимы и повышают ценность. И если эти понятия имеют для вас смысл, вам не нужно их запоминать—вы можете использовать логику для ответа на вопросы на экзамене.</text:p>
      <text:p text:style-name="P15"><text:tab/>Еще одна вещь, которую следует иметь в виду на экзамене, - это то, что вы должны предположить, что предложения по реализации проектов официально рассматриваются и утверждаются руководством вашей организации после сравнения всех предлагаемых вариантов. Проекты не отбираются произвольно или неофициально. (См. обсуждение бизнес-документов в качестве входа процесса Разработка устава проекта в главе Управление интеграцией.)</text:p>
      <text:p text:style-name="P15"><text:tab/></text:p>
      <text:p text:style-name="P6">Почему Существуют Проекты</text:p>
      <text:p text:style-name="P16"><text:span text:style-name="T4"><text:tab/></text:span>Проекты создаются для получения бизнес-ценностей и выгод, определенных в бизнес-кейсе и плане управления выгодами. Проекты предназначены для внесения позитивных изменений в организацию, как правило, для добавления или улучшения продуктов или услуг, а в некоторых случаях для удовлетворения правовых или иных нормативных требований.</text:p>
      <text:p text:style-name="P16"><text:tab/>Большинство работ, выполняемых в организациях, можно охарактеризовать как оперативные или проектные. Оперативная работа - это текущая работа по поддержке бизнеса и систем организации, тогда как проектная работа заканчивается, когда проект закрыт. Важно понимать разницу для экзамена. Вы можете увидеть случаи, когда реальная проблема в вопросе заключается в том, что кто-то пытается управлять текущей (операционной) работой, <text:s/>например производством, как проектом.</text:p>
      <text:p text:style-name="P16"><text:tab/>Хотя это две различные области работы, они тесно связаны между собой. Когда проект завершен, результаты переходят к текущим бизнес-операциям, чтобы <text:span text:style-name="T8">результы</text:span> проектной работы могли быть <text:span text:style-name="T8">использованы</text:span> в организаци<text:span text:style-name="T8">и</text:span>. Успешный переход может потребовать обучения сотрудников или корректировки оперативных процессов. Например, когда внутренний проект страховой компании по разработке новой системы отслеживания рабочей нагрузки будет завершен, сотрудникам необходимо будет научиться использовать эту систему и скорректировать свои процессы, чтобы включить ее в свою повседневную работу, чтобы можно было реализовать <text:span text:style-name="T8">полученные </text:span>преимущества.</text:p>
      <text:p text:style-name="P16"><text:soft-page-break/><text:tab/>И эти связи идут в обоих направлениях. В то время как проект может разработать продукт или услугу для использованияспользования в оперативной работе, необходимость изменения или улучшения оперативной работы может побудить к инициированию проекта. Например, необходимость разработки новой система отслеживания загруженности делами, может возникнуть из-за проблем, возникающих в бизнес-операциях организаций. В качестве другого примера представим, что система отслеживания загруженных дел перешла в операционную работу и пользователи начали работать с ней, но были выявлены некоторые ошибки. Устранение этих ошибок, скорее всего, будет рассматриваться как оперативная работа по поддержанию бизнес-систем, а не как новый проект. Однако, если организация решит, что новые функции или функции должны быть добавлены в систему отслеживания рабочей нагрузки после ее эксплуатации, это может вызвать новый проект.</text:p>
      <text:p text:style-name="P16"><text:tab/></text:p>
      <text:p text:style-name="P7">Управление</text:p>
      <text:p text:style-name="P17"><text:tab/>Управление организацией<text:span text:style-name="T9">(</text:span><text:span text:style-name="T11">Organizational governance</text:span><text:span text:style-name="T9">)</text:span> относится к общей структуре организации и включает в себя разработку политик и процедур для выполнения работы по достижению стратегических целей высокого уровня. Также обратите внимание, что в организации существует несколько уровней управления. Как правило, совет директоров несет ответственность за обеспечение соответствия работы всей организации внешним (правительственным или нормативным) и внутренним стандартам и требованиям. Внутренние требования включают в себя политику и процедуры в отношении портфеля, программы и проектной работы, которые помогают обеспечить, чтобы эти усилия входили в стратегический план организации и способствовали получению конкретных выгод или стоимости. Каждая организация <text:span text:style-name="T9">уникальна</text:span>, и управление призвано поддерживать конкретную культуру и атрибуты организации.</text:p>
      <text:p text:style-name="P17"><text:tab/>Управление проектами включает в себя модель, в рамках которой проектная работа выполняется по всей организации. Это может включать создание или обеспечение соблюдения процессов и политик в таких областях, как риски, ресурсы, связь и управление изменениями. Управление проектами может быть создано и управляться Проектным Офисом (PMO). Мы обсудим различные типы PMOs позже в этой главе.</text:p>
      <text:p text:style-name="P17"/>
      <text:p text:style-name="P8">Что такое управление портфелем?(стр.15)</text:p>
      <text:p text:style-name="P18"><text:tab/>Портфель включает в себя программы, отдельные проекты и другую связанную с ними оперативную работу, которые <text:s/>приор<text:span text:style-name="T21">етизируются </text:span><text:s/>и реализуются для достижения конкретной стратегической бизнес-цели (см. <text:span text:style-name="T21">рис. </text:span>2.1). Объединение программ, проектов и операций в один или несколько портфелей помогает оптимизировать использование ресурсов, повышает выгоды для организации и снижает риск<text:span text:style-name="T21">и</text:span>. Программы и проекты, составляющие портфель, могут не быть связаны между собой, кроме того, что они помогают достичь общей стратегической цели. Работа организации может состоять из одного или нескольких портфелей. Проект включается в портфель на основе потенциальной отдачи от инвестиций, стратегических выгод, соответствия корпоративной стратегии и других факторов, имеющих решающее значение для успеха организации.</text:p>
      <text:p text:style-name="P18"><draw:frame draw:style-name="fr3" draw:name="Frame3" text:anchor-type="paragraph" svg:width="6.6929in" draw:z-index="2"><draw:text-box fo:min-height="2.8665in"><text:p text:style-name="Figure"><draw:frame draw:style-name="fr5" draw:name="Image1" text:anchor-type="as-char" svg:width="6.6929in" style:rel-width="100%" svg:height="2.8665in" style:rel-height="scale" draw:z-index="3"><draw:image xlink:href="Pictures/10000000000002EB000001401E4C97F043DBE315.png" xlink:type="simple" xlink:show="embed" xlink:actuate="onLoad"/><svg:title>Рисунок 2.1</svg:title><svg:desc>Рисунок 2.1</svg:desc></draw:frame><text:span text:style-name="T22"><text:line-break/></text:span>Figure <text:span text:style-name="T23">2.1</text:span>: Управление портфелем</text:p></draw:text-box></draw:frame><text:soft-page-break/></text:p>
      <text:p text:style-name="P18"/>
      <text:p text:style-name="P9">Что такое управление программами? <text:span text:style-name="T25">Стр. 14</text:span></text:p>
      <text:p text:style-name="P19"><text:tab/>Группируя связанные проекты в программу, организация может координировать управление этими проектами(см. рис 2.2). Программный подход фокусируется на взаимозависимости между проектами и может помочь снизить риск, достичь экономии масштаба и улучшить управление. В дополнение к работе, необходимой для завершения каждого отдельного проекта, Программа также включает в себя такие усилия, как координация и управление деятельностью программы. Таким образом, когда вы обнаружите, что ваша работа охватывает более одного проекта, вы можете управлять всеми проектами как программой, если это выгодно. Однако это следует делать только тогда, когда программный подход имеет смысл. Проекты объединяются в программы для обеспечения скоординированного контроля, поддержки и руководства. Менеджер программ работает над тем, чтобы проекты и программы достигали тех преимуществ, ради которых они были инициированы.</text:p>
      <text:p text:style-name="P19"><draw:frame draw:style-name="fr4" draw:name="Frame4" text:anchor-type="paragraph" svg:width="6.6929in" draw:z-index="4"><draw:text-box fo:min-height="2.7819in"><text:p text:style-name="Figure"><draw:frame draw:style-name="fr5" draw:name="Image2" text:anchor-type="as-char" svg:width="6.6929in" style:rel-width="100%" svg:height="2.7819in" style:rel-height="scale" draw:z-index="5"><draw:image xlink:href="Pictures/100002010000033200000154014147AF5D70E7B0.png" xlink:type="simple" xlink:show="embed" xlink:actuate="onLoad"/></draw:frame><text:span text:style-name="T22"><text:line-break/></text:span>Figure <text:span text:style-name="T24">2.2</text:span>: Управление программой</text:p></draw:text-box></draw:frame></text:p>
      <text:p text:style-name="P19"/>
      <text:p text:style-name="P19"/>
      <text:p text:style-name="P10"><text:soft-page-break/>Что такое управление проектами? Почему это так важно? <text:span text:style-name="T25">Стр. 10</text:span></text:p>
      <text:p text:style-name="P20"><text:tab/>Управление проектами - это одновременно и <text:span text:style-name="T26">н</text:span>аука, и искусство. Наука - это систематический процесс эффективного и результативного управления работами для достижения запланированных результатов. Это включает в себя адаптацию усилий для удовлетворения потребностей проекта и использование соответствующих процессов и инструментов для выполнения работы. Искусство управления проектами связано с тем, как руководитель проекта использует такие навыки, как влияние, организация и разработка стратегии, в дополнение к другим межличностным и командным навыкам.</text:p>
      <text:p text:style-name="P20"><text:tab/>Руководство PMBOK разбивает управление проектами на группы процессов и области знаний. Группы процессов управления проектами это: инициирование, планирование, выполнение, мониторинг и контроль, а также закрытие. Каждая из этих групп процессов более подробно рассматривается в главе Процессы управления проектами. Областями знаний являются интеграция, содержание, график, стоимость, качество, ресурсы, коммуникации, риски, закупки и управление заинтересованными сторонами. Работа этих групп процессов и областей знаний в них может происходить одновременно и повторяется по мере продвижения проекта.</text:p>
      <text:p text:style-name="P20"><text:tab/>Скорее всего, есть некоторые ключевые аспекты управления проектами вы не знаете. Ответ на вопрос: “Что такое управление проектами?- описано в этой книге. Он может включать в себя технические термины и процессы, но он также включает в себя роли и обязанности и уровни полномочий. Применение практик, инструментов и методов, а также знаний и навыков управления проектами повышает вероятность успеха проекта. Читая эту книгу, вы можете обнаружить, что управление проектами включает в себя больше, чем вы думали.</text:p>
      <text:p text:style-name="P20"><text:tab/>Эффективное использование управления проектами гарантирует, что организация сосредоточена на наиболее важной работе, и, благодаря соответствующим усилиям по планированию, работа выполняется правильно и наиболее экономичным с точки зрения времени и затрат образом. Риски выявляются и планируются до их возникновения, коммуникаци<text:span text:style-name="T27">и управляются эффективно,</text:span> и достигается качество. Эти усилия приводят к удовлетворению заинтересованных сторон и достижению бизнес-целей.</text:p>
      <text:p text:style-name="P20"/>
      <text:p text:style-name="P11">Что такое Организационное управлением проектами? (OPM) стр.16</text:p>
      <text:p text:style-name="P21"><text:tab/>Организационное управление проектами (OPM) служит руководством или драйвером для управления проектами, программами и портфелями, а также другими организационными практиками. Это модель, позволяющая организации в целом сосредоточиться на общей стратегии. OPM обеспечивает руководство тем, как портфели, программы, проекты и другая организационная работа должны быть приоритезрованы, управляться, выполняться и измеряться для наилучшего достижения стратегических целей и желаемых выгод. На рис. 2.3 показано, как организационное управление проектами приводит организацию к управлению проектами, программами и портфелями для достижения стратегических целей. Понимание того, как эти части взаимосвязаны, как показано на этой иллюстрации, может помочь вам правильно ответить на вопросы на экзамене. Если вам не сказали иначе, считайте, что используется эта организационная структура при ответе на вопросы экзамена.</text:p>
      <text:p text:style-name="P21"/>
      <text:p text:style-name="P21"><draw:frame draw:style-name="fr4" draw:name="Frame5" text:anchor-type="paragraph" svg:width="6.0752in" draw:z-index="6"><draw:text-box fo:min-height="6.8339in"><text:p text:style-name="P67"><draw:frame draw:style-name="fr5" draw:name="Image3" text:anchor-type="as-char" svg:width="6.0752in" style:rel-width="100%" svg:height="6.8339in" style:rel-height="scale" draw:z-index="7"><draw:image xlink:href="Pictures/10000201000002D9000003348A820E9E87B78451.png" xlink:type="simple" xlink:show="embed" xlink:actuate="onLoad"/></draw:frame><text:span text:style-name="T22"><text:line-break/></text:span>Figure <text:span text:style-name="T28">2.3</text:span>: Организационное управление проектом</text:p></draw:text-box></draw:frame><text:soft-page-break/></text:p>
      <text:p text:style-name="P21">Ключевым моментом для понимания является то, что все усилия в организации—являются ли они частью проекта, программы, портфеля или оперативной работы—должны управляться организацией и поддерживать ее стратегические цели. Это означает, что любые изменения в организационной стратегии потребуют изменений в портфелях организаций, программах, проектах и оперативной работе—как текущих усилиях, так и будущих инициативах. Например, если проект не соответствует стратегии организации, проект может быть изменен на полпути, чтобы привести его в соответствие, или он может быть прекращен.</text:p>
      <text:p text:style-name="P21"/>
      <text:p text:style-name="P13">Офис управления проектами. Стр 48</text:p>
      <text:p text:style-name="P22"><text:tab/>Офис управления проектами (PMO) является подразделением <text:s/>в организации, которое поддерживает или обеспечивает соблюдение проектного подхода в организации. Офис <text:soft-page-break/>осуществляет надзор и стандартизацию управления проектами. PMO может принимать одну из нескольких различных форм, включая следующие:</text:p>
      <text:list xml:id="list591680598566397697" text:style-name="L3">
        <text:list-item>
          <text:p text:style-name="P69"><text:span text:style-name="T4">Поддерживающий</text:span>. Поддерживающий PMO предоставляет политику, методологии, шаблоны и извлеченные уроки для управления проектами в организации. Он обычно реализует низкий уровень контроля над проектами.</text:p>
        </text:list-item>
        <text:list-item>
          <text:p text:style-name="P69"><text:span text:style-name="T4">Контролирующий</text:span>. Контролирующий PMO обеспечивает поддержку и руководство по управлению проектами, обучает других управлению проектами и программным обеспечением для управления проектами, помогает с конкретными инструментами управления проектами и обеспечивает соблюдение организационной политики. Он, как правило, имеет средний уровень контроля над проектами.</text:p>
        </text:list-item>
        <text:list-item>
          <text:p text:style-name="P69"><text:span text:style-name="T4">Управляющий</text:span>. Управляющий PMO предоставляет менеджеров проектов для различных проектов и отвечает за результаты этих проектов; все проекты или проекты определенного размера, типа или влияния управляются этим офисом. Управляющий PMO имеет высокий уровень контроля над проектами.</text:p>
        </text:list-item>
      </text:list>
      <text:p text:style-name="P21"/>
      <text:p text:style-name="P23">Офис управления проектами может:</text:p>
      <text:list xml:id="list3484630055241699954" text:style-name="L4">
        <text:list-item>
          <text:p text:style-name="P70">Управлять взаимосвязями между проектами, программами и портфелями.</text:p>
        </text:list-item>
        <text:list-item>
          <text:p text:style-name="P70">Интегрировать информацию по всем проектам для оценки того, достигает ли организация своих стратегических целей.</text:p>
        </text:list-item>
        <text:list-item>
          <text:p text:style-name="P70">Помогать в предоставлении ресурсов.</text:p>
        </text:list-item>
        <text:list-item>
          <text:p text:style-name="P70">При необходимости рекомендовать прекращение проектов.</text:p>
        </text:list-item>
        <text:list-item>
          <text:p text:style-name="P70">Контролировать соблюдение организационных процессов.</text:p>
        </text:list-item>
        <text:list-item>
          <text:p text:style-name="P70">Помогать собирать извлеченные уроки в хранилище и предоставлять их в распоряжение других проектов.</text:p>
        </text:list-item>
        <text:list-item>
          <text:p text:style-name="P70">Предоставлять шаблоны для документов, таких как иерархические структуры работ(WBS) или планы управления коммуникациями.</text:p>
        </text:list-item>
        <text:list-item>
          <text:p text:style-name="P70">Обеспечивать руководство и управление проектами.</text:p>
        </text:list-item>
        <text:list-item>
          <text:p text:style-name="P70"><text:span text:style-name="T31">Координировать</text:span> коммуникации по проектам.</text:p>
        </text:list-item>
        <text:list-item>
          <text:p text:style-name="P70">Быть более активно вовлеченным во время инициирования проекта, чем позже в проекте.</text:p>
        </text:list-item>
        <text:list-item>
          <text:p text:style-name="P70">Быть представленным в Совете по контролю за изменениями.</text:p>
        </text:list-item>
        <text:list-item>
          <text:p text:style-name="P70">Быть заинтересованной стороной.</text:p>
        </text:list-item>
        <text:list-item>
          <text:p text:style-name="P70">Приоритезировать проекты.</text:p>
        </text:list-item>
      </text:list>
      <text:p text:style-name="P23"/>
      <text:p text:style-name="P23"><text:span text:style-name="T29">Упражнение. </text:span>Проверьте себя! Прочитайте описание PMO и определите, может ли он быть поддерживающим, контролирующим или управляющим или комбинацией трех.</text:p>
      <text:p text:style-name="P21"/>
      <table:table table:name="Table1" table:style-name="Table1">
        <table:table-column table:style-name="Table1.A"/>
        <table:table-column table:style-name="Table1.B"/>
        <table:table-row>
          <table:table-cell table:style-name="Table1.A1" office:value-type="string">
            <text:p text:style-name="P59">Описание</text:p>
          </table:table-cell>
          <table:table-cell table:style-name="Table1.B1" office:value-type="string">
            <text:p text:style-name="P59">Тип PMO</text:p>
          </table:table-cell>
        </table:table-row>
        <table:table-row>
          <table:table-cell table:style-name="Table1.A2" office:value-type="string">
            <text:p text:style-name="Table_20_Contents">Управл<text:span text:style-name="T30">яет</text:span> всеми проектами в организации</text:p>
          </table:table-cell>
          <table:table-cell table:style-name="Table1.B2" office:value-type="string">
            <text:p text:style-name="P63">У <text:span text:style-name="T32">(почему не контролирующий? Потому что К — требует соответствия, но не делает управляющих воздействий)</text:span></text:p>
          </table:table-cell>
        </table:table-row>
        <table:table-row>
          <table:table-cell table:style-name="Table1.A2" office:value-type="string">
            <text:p text:style-name="Table_20_Contents">Обеспечивает поддержку и руководство; требует, чтобы все проекты в организации использовали определенное программное обеспечение и шаблоны управления проектами, но не осуществляет контроль над проектом</text:p>
          </table:table-cell>
          <table:table-cell table:style-name="Table1.B2" office:value-type="string">
            <text:p text:style-name="P64">К</text:p>
          </table:table-cell>
        </table:table-row>
        <text:soft-page-break/>
        <table:table-row>
          <table:table-cell table:style-name="Table1.A2" office:value-type="string">
            <text:p text:style-name="Table_20_Contents">Координирует все проекты в рамках организации</text:p>
          </table:table-cell>
          <table:table-cell table:style-name="Table1.B2" office:value-type="string">
            <text:p text:style-name="P65">У, К</text:p>
          </table:table-cell>
        </table:table-row>
        <table:table-row>
          <table:table-cell table:style-name="Table1.A2" office:value-type="string">
            <text:p text:style-name="Table_20_Contents">Рекомендует использовать общую терминологию, шаблоны, отчетность и процедуры для проектов в рамках всей организации в целях обеспечения согласованности и рационализации усилий.</text:p>
          </table:table-cell>
          <table:table-cell table:style-name="Table1.B2" office:value-type="string">
            <text:p text:style-name="P65">П</text:p>
          </table:table-cell>
        </table:table-row>
        <table:table-row>
          <table:table-cell table:style-name="Table1.A2" office:value-type="string">
            <text:p text:style-name="Table_20_Contents">Назначает руководителя проекта </text:p>
          </table:table-cell>
          <table:table-cell table:style-name="Table1.B2" office:value-type="string">
            <text:p text:style-name="P65">У</text:p>
          </table:table-cell>
        </table:table-row>
        <table:table-row>
          <table:table-cell table:style-name="Table1.A2" office:value-type="string">
            <text:p text:style-name="Table_20_Contents">Приоритезирует проекты</text:p>
          </table:table-cell>
          <table:table-cell table:style-name="Table1.B2" office:value-type="string">
            <text:p text:style-name="P65">У<text:span text:style-name="T32">(Еще и контролирующий, <text:s/>потому что ХЗ)</text:span></text:p>
          </table:table-cell>
        </table:table-row>
        <table:table-row>
          <table:table-cell table:style-name="Table1.A2" office:value-type="string">
            <text:p text:style-name="Table_20_Contents">Имеет самый высокий уровень контроля над проектами</text:p>
          </table:table-cell>
          <table:table-cell table:style-name="Table1.B2" office:value-type="string">
            <text:p text:style-name="P65">У</text:p>
          </table:table-cell>
        </table:table-row>
      </table:table>
      <text:p text:style-name="P21"/>
      <text:p text:style-name="P21"/>
      <text:p text:style-name="P21">Отвечая на вопросы экзамена, предполагайте, что в организации есть PMO, если в вопросе не указано иное. Внимательно прочитайте ситуационные вопросы, чтобы определить, поддерживает ли PMO, контролирует или управляет.</text:p>
      <text:p text:style-name="P21"/>
      <text:p text:style-name="P12">Организационная структура. Стр 45</text:p>
      <text:p text:style-name="P24"><text:tab/>Проект не выполняется в вакууме. Проекты затрагиваются и влияют на культурные нормы, политику управления и процедуры организаций, частью которых они являются. <text:s/>Эти факторы приобретают все большее значение в глобальных организациях, в которых члены групп часто работают в различных подра<text:span text:style-name="T34">з</text:span>делениях и в разных странах. Лучшие руководители проектов ищут эти взаимодействия и управляют ими в интересах проекта и организации.</text:p>
      <text:p text:style-name="P24"><text:tab/>То как организована компания, <text:s/>явл<text:span text:style-name="T35">я</text:span>ется одним из основных видов влияния. Организационная структура будет диктовать, к кому руководитель проекта обращается за помощью с ресурсами, как следует обращаться с коммуникациями и многими другими аспектами управления проектами. Это влияние настолько важно, что ответ на вопрос на экзамене может измениться в зависимости от структуры обсуждаемой организации.</text:p>
      <text:p text:style-name="P24"><text:tab/>Вопросы на экзамене часто формулируются с точки зрения уровня полномочий руководителя проекта и того, как форма организации влияет на их управление проектами. Например, экзаменационные вопросы могут касаться того, кто имеет власть в каждом типе организации (менеджер проекта или функциональный менеджер), или они могут потребовать от вас понимания преимуществ и недостатков менеджера проекта в каждом типе организации.</text:p>
      <text:p text:style-name="P24"><text:tab/>При чтении следующих разделов, описывающих различные организационные структуры, найдите время подумать о том, как каждая форма повлияет на вашу работу в качестве менеджера проекта и как вы будете решать проблемы в разных ситуациях в каждой структуре.</text:p>
      <text:p text:style-name="P25"><text:span text:style-name="T20">Функциональная:</text:span> Это общая организационная структура. Функциональные организации группируются по областям специализации в рамках функциональных областей, таких как бухгалтерский учет, маркетинг или производство. Когда вы видите "функциональный" на экзамене, подумайте "silo". Проекты, как правило, происходят в рамках одного департамента. Если требуется информация или проектная работа из другого департамента, сотрудники передают запрос руководителю департамента, который передает запрос другому руководителю отдела. В противном случае коммуникация остается в рамках проекта. Члены команды выполняют проектную работу в дополнение к текущей <text:s/>работе в департаменте.</text:p>
      <text:p text:style-name="P25"><text:soft-page-break/></text:p>
      <text:p text:style-name="P26">Проектно ориентированная: <text:span text:style-name="T37">В проектно-ориентированной организации вся компания организована по проектам, и руководитель проекта контролирует проект. Персонал назначается и отчитывается перед руководителем проекта. Когда вы видите "проектно-ориентированный" на экзамене, подумайте " нет дома". Члены команды выполняют только проектную работу, и когда проект закончен, у них нет департамента, в который они могли бы вернуться. Они должны быть назначены на другой проект или получить работу у другого работодателя. Общение в основном происходит в рамках проекта. Этот тип организации также можно назвать комбинированным или гибридным.</text:span></text:p>
      <text:p text:style-name="P36"/>
      <text:p text:style-name="P27">Матричная:<text:span text:style-name="T37"> Эта форма является попыткой максимизировать преимущества функциональной и проектно-ориентированной структур. Когда вы видите "матрицу" на экзамене, подумайте</text:span><text:span text:style-name="T38">:</text:span><text:span text:style-name="T37"> "два менеджера". Члены команды отчитываются перед двумя менеджерами: менеджером проекта и функциональным менеджером (например, главным инженером). Коммуникация идет от членов команды к обоим менеджерам. Члены команды выполняют проектную работу в дополнение к текущей работе в департаменте.</text:span></text:p>
      <text:p text:style-name="P37"><text:tab/>В сильной матрице власть принадлежит руководителю проекта. В слабой матрице власть принадлежит функциональному менеджеру, а власть руководителя проекта сравнима с властью координатора или экспедитра. В сбалансированной матрице полномочия распределяются между функциональным менеджером и менеджером проекта.</text:p>
      <text:p text:style-name="P27"><text:span text:style-name="T37"><text:tab/>Как указывалось в </text:span><text:span text:style-name="T39">ранее</text:span><text:span text:style-name="T37">, роль руководителей проектов в слабой матрице или в функциональной организации может быть одной из следующих:</text:span></text:p>
      <text:list xml:id="list9119708373019580545" text:style-name="L5">
        <text:list-item>
          <text:p text:style-name="P71">Экспедитор проекта.<text:span text:style-name="T37"> Экспедитор проекта выполняет главным образом функции помощника персонала и координатора по вопросам коммуникации. Экспедитор не может лично принимать или приводить в исполнение решения.</text:span></text:p>
        </text:list-item>
        <text:list-item>
          <text:p text:style-name="P71">Координатор проекта.<text:span text:style-name="T37"> Эта должность аналогична должности экспедитора проекта, за исключением того, что координатор имеет определенные полномочия и полномочия принимать решения и подотчетен руководителю более высокого уровня.</text:span></text:p>
        </text:list-item>
      </text:list>
      <text:p text:style-name="P37"/>
      <text:p text:style-name="P38">Экзамен, как правило, не определяет форму обсуждаемой организации. Если форма не указана, считайте, что имеется в виду матрица. Если вы помните это, вы должны получить еще несколько <text:s/>правильных ответов.</text:p>
      <text:p text:style-name="P38"/>
      <text:p text:style-name="P38"/>
      <text:p text:style-name="P38">Плотная матрица не имеет ничего общего с матричной организацией. Это просто относится к colocation-практике размещения рабочих мест для проектной группы в одной комнате. Поскольку он похож на другие формы организации, он часто использовался в качестве четвертого выбора для этих вопросов на экзамене.</text:p>
      <text:p text:style-name="P38"/>
      <text:p text:style-name="P28">Упражнение:</text:p>
      <text:p text:style-name="P35"><text:tab/>Проверьте себя! На экзамене вас ждут вопросы, которые проверят ваше понимание преимуществ и недостатков функциональных, проектно-ориентированных и матричных организационных структур. Понимание преимуществ и недостатков каждой из них поможет вам оценить ситуации и выбрать правильный ответ в рамках определенных ограничений. Попрактикуйтесь, перечисляя свои ответы в приведенных ниже пробелах.</text:p>
      <table:table table:name="Table2" table:style-name="Table2">
        <table:table-column table:style-name="Table2.A"/>
        <table:table-column table:style-name="Table2.B"/>
        <table:table-row>
          <table:table-cell table:style-name="Table2.A1" table:number-columns-spanned="2" office:value-type="string">
            <text:p text:style-name="P61">Функциональная</text:p>
          </table:table-cell>
          <table:covered-table-cell/>
        </table:table-row>
        <table:table-row>
          <table:table-cell table:style-name="Table2.A2" office:value-type="string">
            <text:p text:style-name="P60">Преимущества</text:p>
          </table:table-cell>
          <table:table-cell table:style-name="Table2.B2" office:value-type="string">
            <text:p text:style-name="P60">Недостатки</text:p>
          </table:table-cell>
        </table:table-row>
        <table:table-row>
          <table:table-cell table:style-name="Table2.A2" office:value-type="string">
            <text:p text:style-name="P66"/>
          </table:table-cell>
          <table:table-cell table:style-name="Table2.B2" office:value-type="string">
            <text:p text:style-name="P66"/>
          </table:table-cell>
        </table:table-row>
        <text:soft-page-break/>
        <table:table-row>
          <table:table-cell table:style-name="Table2.A2" office:value-type="string">
            <text:list xml:id="list2420264796975858945" text:style-name="L6">
              <text:list-item>
                <text:p text:style-name="P129">Упрощение управления специалистами<text:span text:style-name="T40">(</text:span><text:span text:style-name="T15">Все рядом, <text:s/>хорошее взаимодействие если проект в рамках одного подразделения</text:span><text:span text:style-name="T40">)</text:span>.</text:p>
              </text:list-item>
              <text:list-item>
                <text:p text:style-name="P130">Члены команды отчитываются только перед одним руководителем.</text:p>
              </text:list-item>
              <text:list-item>
                <text:p text:style-name="P129">Аналогичные ресурсы централизованы, так как компания сгруппирована по специальностям<text:span text:style-name="T40">(</text:span>Есть доступ к центрам компетенции — другим сотрудникам отдела<text:span text:style-name="T40">)</text:span></text:p>
              </text:list-item>
              <text:list-item>
                <text:p text:style-name="P129">Четко определенные пути карьерного роста в областях специализации<text:span text:style-name="T40">(</text:span>Возможность карьерного роста.<text:span text:style-name="T40">)</text:span></text:p>
              </text:list-item>
            </text:list>
          </table:table-cell>
          <table:table-cell table:style-name="Table2.B2" office:value-type="string">
            <text:list xml:id="list2009755667599301025" text:style-name="L7">
              <text:list-item>
                <text:p text:style-name="P117">Мало полномочий у менеджера проектов — плохая управляемость.</text:p>
              </text:list-item>
              <text:list-item>
                <text:p text:style-name="P118">У членов команды есть текущая работа конкурирующая с работами по проекту(<text:span text:style-name="T10">Люди уделяют больше внимания своей функциональной специальности в ущерб проекту</text:span>).</text:p>
              </text:list-item>
              <text:list-item>
                <text:p text:style-name="P119">Нет карьерных перспектив у менеджера проекта.</text:p>
              </text:list-item>
            </text:list>
          </table:table-cell>
        </table:table-row>
        <table:table-row>
          <table:table-cell table:style-name="Table2.B2" table:number-columns-spanned="2" office:value-type="string">
            <text:p text:style-name="P61">Проектно-ориентированная</text:p>
          </table:table-cell>
          <table:covered-table-cell/>
        </table:table-row>
        <table:table-row>
          <table:table-cell table:style-name="Table2.A2" office:value-type="string">
            <text:p text:style-name="P60">Преимущества</text:p>
          </table:table-cell>
          <table:table-cell table:style-name="Table2.B2" office:value-type="string">
            <text:p text:style-name="P60">Недостатки</text:p>
          </table:table-cell>
        </table:table-row>
        <table:table-row>
          <table:table-cell table:style-name="Table2.A2" office:value-type="string">
            <text:list xml:id="list3627110256345661999" text:style-name="L8">
              <text:list-item>
                <text:p text:style-name="P120"><text:span text:style-name="T41">Руководитель проекта имеет больше полномочий для принятия решений(</text:span><text:span text:style-name="T14">но и ответственность больше</text:span><text:span text:style-name="T41">).</text:span></text:p>
              </text:list-item>
              <text:list-item>
                <text:p text:style-name="P120"><text:span text:style-name="T41">Эффективная организация проекта(</text:span><text:span text:style-name="T14">все для проекта! Нет конкурирующих целей</text:span><text:span text:style-name="T41">).</text:span></text:p>
              </text:list-item>
              <text:list-item>
                <text:p text:style-name="P121">Хорошие коммуникации между участниками команды проекта<text:span text:style-name="T42">(</text:span><text:span text:style-name="T36">лучше чем в функциональной</text:span><text:span text:style-name="T42">)</text:span>.</text:p>
              </text:list-item>
              <text:list-item>
                <text:p text:style-name="P124">Лояльность команды к проекту</text:p>
              </text:list-item>
            </text:list>
          </table:table-cell>
          <table:table-cell table:style-name="Table2.B2" office:value-type="string">
            <text:list xml:id="list174403611760992" text:continue-numbering="true" text:style-name="L8">
              <text:list-item>
                <text:p text:style-name="P121">Некуда идти после окончания проекта</text:p>
              </text:list-item>
              <text:list-item>
                <text:p text:style-name="P122">Отсутствие специализации по дисциплинам<text:span text:style-name="T43">(нет развития)</text:span>. </text:p>
              </text:list-item>
              <text:list-item>
                <text:p text:style-name="P122">Дублирование оборудования и должностных обязанностей. </text:p>
              </text:list-item>
              <text:list-item>
                <text:p text:style-name="P123">Может привести к менее эффективному использованию <text:span text:style-name="T45">ресурсов(как следствие предыдущего пункта).</text:span></text:p>
              </text:list-item>
            </text:list>
          </table:table-cell>
        </table:table-row>
        <table:table-row>
          <table:table-cell table:style-name="Table2.B2" table:number-columns-spanned="2" office:value-type="string">
            <text:p text:style-name="P62">Матричная</text:p>
          </table:table-cell>
          <table:covered-table-cell/>
        </table:table-row>
        <table:table-row>
          <table:table-cell table:style-name="Table2.A2" office:value-type="string">
            <text:p text:style-name="P60">Преимущества</text:p>
          </table:table-cell>
          <table:table-cell table:style-name="Table2.B2" office:value-type="string">
            <text:p text:style-name="P60">Недостатки</text:p>
          </table:table-cell>
        </table:table-row>
        <table:table-row>
          <table:table-cell table:style-name="Table2.A2" office:value-type="string">
            <text:list xml:id="list5022883280768145435" text:style-name="L9">
              <text:list-item>
                <text:p text:style-name="P125">Четко определенные цели проекта<text:span text:style-name="T43">(</text:span><text:span text:style-name="T12">видимо по сравнению с функциональной</text:span><text:span text:style-name="T43">)</text:span>. </text:p>
              </text:list-item>
              <text:list-item>
                <text:p text:style-name="P125">Улучшенный контроль менеджера проекта над ресурсами (<text:span text:style-name="T10">по сравнению с функциональным</text:span>). </text:p>
              </text:list-item>
              <text:list-item>
                <text:p text:style-name="P125">Дополнительная поддержка из функциональных областей<text:span text:style-name="T43">(</text:span><text:span text:style-name="T12">можно пойти посоветоваться с коллегами из отдела</text:span><text:span text:style-name="T43">)</text:span>.</text:p>
              </text:list-item>
              <text:list-item>
                <text:p text:style-name="P125">Максимальное использование ограниченных ресурсов<text:span text:style-name="T43">(</text:span><text:span text:style-name="T12">загрузят работой не по проекту так, <text:s/>текучкой</text:span><text:span text:style-name="T43">)</text:span>.</text:p>
              </text:list-item>
              <text:list-item>
                <text:p text:style-name="P125">Лучшая координация <text:span text:style-name="T43">(</text:span><text:span text:style-name="T12">не нужно </text:span><text:soft-page-break/><text:span text:style-name="T12">запрашивать ресурсы у функциональных руководителей, ну или по крайней мере уже известно кого они могут выделить</text:span><text:span text:style-name="T43">)</text:span></text:p>
              </text:list-item>
              <text:list-item>
                <text:p text:style-name="P126">Более эффективное горизонтальное и вертикальное распространение информации<text:span text:style-name="T44">(</text:span><text:span text:style-name="T13">она передается как через коммуникации проекта, так и коммуникации функциональной структуры</text:span><text:span text:style-name="T44">)</text:span> </text:p>
              </text:list-item>
              <text:list-item>
                <text:p text:style-name="P126">Членам команды есть куда вернуться после проекта(<text:span text:style-name="T10">Есть " дом”</text:span>)</text:p>
              </text:list-item>
            </text:list>
          </table:table-cell>
          <table:table-cell table:style-name="Table2.B2" office:value-type="string">
            <text:list xml:id="list7478417320523017552" text:style-name="L10">
              <text:list-item>
                <text:p text:style-name="P127">Требуется дополнительное администрирование<text:span text:style-name="T16">(потому что два босса)</text:span></text:p>
              </text:list-item>
              <text:list-item>
                <text:p text:style-name="P127">Члены проектной команды имеют более одного босса</text:p>
              </text:list-item>
              <text:list-item>
                <text:p text:style-name="P128">Более сложные процессы мониторинга и контроля<text:span text:style-name="T16">(потому что два босса, </text:span><text:span text:style-name="T18">непонятно кому отчитываться</text:span><text:span text:style-name="T16">)</text:span>.</text:p>
              </text:list-item>
              <text:list-item>
                <text:p text:style-name="P127">Распределение ресурсов является более сложным<text:span text:style-name="T46">(</text:span><text:span text:style-name="T16">и необходимо р</text:span><text:span text:style-name="T17">а</text:span><text:span text:style-name="T16">списать все процедуры</text:span><text:span text:style-name="T46">)</text:span>.</text:p>
              </text:list-item>
              <text:list-item>
                <text:p text:style-name="P127">Необходимы более подробно описанные регламенты взаимодействия</text:p>
              </text:list-item>
              <text:list-item>
                <text:p text:style-name="P127">Функциональные руководители могут <text:soft-page-break/>иметь иные приоритеты, чем руководители проектов</text:p>
              </text:list-item>
              <text:list-item>
                <text:p text:style-name="P127">Более высокий потенциал конфликта<text:span text:style-name="T47">(</text:span><text:span text:style-name="T17">потому что у функциональных свои цели, <text:s/>а регламент привлечения людей на проектный работы может быть недостаточно прописан</text:span><text:span text:style-name="T47">)</text:span></text:p>
              </text:list-item>
            </text:list>
          </table:table-cell>
        </table:table-row>
      </table:table>
      <text:p text:style-name="P53"/>
      <text:p text:style-name="P54">Р<text:span text:style-name="T33">оли в проекте.</text:span></text:p>
      <text:p text:style-name="P39"><text:tab/>Для экзамена важно понять, кто участвует в проекте и что они должны делать. Некоторые люди на самом деле проваливают экзамен, потому что они не понимают роли в проекте и не знают, что делает менеджер проекта, или, по крайней мере, не понимают, что экзамен ожидает, по поводу того, какую роль он будет выполнять. У них также могут возникнуть проблемы с разграничением между тем, что должны делать команда, руководитель проекта и руководство.</text:p>
      <text:p text:style-name="P39"><text:tab/>Это упражнение поможет вам сосредоточиться на ролях и обязанностях в контексте экзамена. Ответы могут предоставить вам новую информацию или просто освежить вашу память. Вы увидите, что о многих вопросах, перечисленных в ответах на эти упражнения, вы узнаете из остальной части этой книги.</text:p>
      <text:p text:style-name="P29"/>
      <text:p text:style-name="P29">Упражнение:</text:p>
      <text:p text:style-name="P40">Роль спонсора проекта / инициатора. Проверьте себя! Опишите роль спонсора/инициатора проекта.</text:p>
      <text:p text:style-name="P40"/>
      <text:p text:style-name="P55">Ответ:</text:p>
      <text:p text:style-name="P43"><text:tab/>Базовое определение спонсора - это тот, кто предоставляет финансовые ресурсы для проекта; однако экзамен возложил на спонсора дополнительные обязанности, включая оказание поддержки проекту и защиту проекта от ненужных изменений. Роль спонсора могут выполнять два или более лиц, работающих вместе.</text:p>
      <text:p text:style-name="P43"><text:tab/>В ситуациях закупок заказчик (покупатель) также может быть спонсором. В таких случаях продающая организация также должна иметь спонсора.</text:p>
      <text:p text:style-name="P43"><text:tab/>Думайте об руководстве вашей компании, когда вы читаете это. Знает ли оно, какова его роль в проектах? А ты? Как вы можете помочь ему лучше понять свою роль? Не имея спонсора или кого-то в управлении, выполняющего функции, подробно описанные в следующих списках, проект будет страдать, тратить время и ресурсы. Руководство должно выступать в качестве защитника проекта (до тех пор, пока проект продолжает соответствовать стратегическим целям организации). Руководство - это любой старший менеджер проекта в организации, в том числе руководители программ или портфеля.</text:p>
      <text:p text:style-name="P43"><text:tab/>Внимательно прочитайте следующий список, чтобы понять роль спонсора и/или вышестоящего руководства в организации. Поскольку список очень длинный—и поскольку многие руководители проектов имеют пробелы в своих знаниях здесь - мы организовали этот раздел по группам процессов.</text:p>
      <text:p text:style-name="P43"><text:tab/><text:span text:style-name="T10">Во время или до начала проекта, спонсор:</text:span></text:p>
      <text:list xml:id="list2100004365876382729" text:style-name="L11">
        <text:list-item>
          <text:p text:style-name="P77">Имеет требования, которые должны быть выполнены.</text:p>
        </text:list-item>
        <text:list-item>
          <text:p text:style-name="P77">Является заинтересованной стороной проекта.</text:p>
        </text:list-item>
        <text:list-item>
          <text:p text:style-name="P77"><text:soft-page-break/>Участвует в разработке бизнес-кейса проекта.</text:p>
        </text:list-item>
        <text:list-item>
          <text:p text:style-name="P77">Помогает определить измеримые цели проекта.</text:p>
        </text:list-item>
        <text:list-item>
          <text:p text:style-name="P77">Выступает за или защищает проект, особенно во время разработки концепции проекта.</text:p>
        </text:list-item>
        <text:list-item>
          <text:p text:style-name="P77">Служит голосом проекта или представителем для тех, кто не знает о проекте, включая высшее руководство.</text:p>
        </text:list-item>
        <text:list-item>
          <text:p text:style-name="P77">Собирает соответствующую поддержку для проекта.</text:p>
        </text:list-item>
        <text:list-item>
          <text:p text:style-name="P77">Обеспечивает бай-ин по всей организации.</text:p>
        </text:list-item>
        <text:list-item>
          <text:p text:style-name="P77">Обеспечивает финансирование.</text:p>
        </text:list-item>
        <text:list-item>
          <text:p text:style-name="P77">Обеспечивает требования высокого уровня.</text:p>
        </text:list-item>
        <text:list-item>
          <text:p text:style-name="P77">Предоставляет информацию о первоначальном объеме проекта.</text:p>
        </text:list-item>
        <text:list-item>
          <text:p text:style-name="P77">Может диктовать вехи, ключевые события или дату окончания проекта (вместе с заказчиком).</text:p>
        </text:list-item>
        <text:list-item>
          <text:p text:style-name="P77">Определяет приоритеты между ограничениями (если это не сделано заказчиком).</text:p>
        </text:list-item>
        <text:list-item>
          <text:p text:style-name="P77">Предоставляет информацию, которая помогает разработать устав проекта.</text:p>
        </text:list-item>
        <text:list-item>
          <text:p text:style-name="P77">Предоставляет руководителю проекта полномочия, указанные в уставе проекта.</text:p>
        </text:list-item>
        <text:list-item>
          <text:p text:style-name="P77">Устанавливает приоритеты между проектами.</text:p>
        </text:list-item>
        <text:list-item>
          <text:p text:style-name="P77">Призывает заинтересованные стороны завершить разработку требований и содержания проекта высокого уровня.</text:p>
        </text:list-item>
        <text:list-item>
          <text:p text:style-name="P77">Руководит процессом утверждения и формализации проекта при необходимости с помощью менеджера проекта.</text:p>
          <text:p text:style-name="P77"/>
        </text:list-item>
      </text:list>
      <text:p text:style-name="P44"><text:span text:style-name="T10">Во время </text:span><text:span text:style-name="T19">планирования</text:span><text:span text:style-name="T10"> проекта, спонсор:</text:span></text:p>
      <text:list xml:id="list2162621596536334594" text:style-name="L12">
        <text:list-item>
          <text:p text:style-name="P74">Предоставляет команде проекта Время для планирования.</text:p>
        </text:list-item>
        <text:list-item>
          <text:p text:style-name="P74">Может пересмотреть WBS.</text:p>
        </text:list-item>
        <text:list-item>
          <text:p text:style-name="P74">Выявляет риски.</text:p>
        </text:list-item>
        <text:list-item>
          <text:p text:style-name="P74">Определяет отчеты, необходимые руководству для наблюдения за проектом.</text:p>
        </text:list-item>
        <text:list-item>
          <text:p text:style-name="P74">Предоставляет экспертное заключение.</text:p>
        </text:list-item>
        <text:list-item>
          <text:p text:style-name="P74">Помогает оценить компромиссы во время "Сжатия", "Быстрого прохода " и переоценки.</text:p>
        </text:list-item>
        <text:list-item>
          <text:p text:style-name="P74">Утверждает окончательный план управления проектом.</text:p>
        </text:list-item>
      </text:list>
      <text:p text:style-name="P32"/>
      <text:p text:style-name="P32">Во время выполнения и мониторинга проекта, спонсор:</text:p>
      <text:list xml:id="list642549575367589885" text:style-name="L13">
        <text:list-item>
          <text:p text:style-name="P75">Поддерживает усилия руководителя проекта.</text:p>
        </text:list-item>
        <text:list-item>
          <text:p text:style-name="P75">Защищает проект от внешних воздействий и изменений.</text:p>
        </text:list-item>
        <text:list-item>
          <text:p text:style-name="P75">Обеспечивает соблюдение политики качества.</text:p>
        </text:list-item>
        <text:list-item>
          <text:p text:style-name="P75">Предоставляет экспертное заключение.</text:p>
        </text:list-item>
        <text:list-item>
          <text:p text:style-name="P75">Помогает оценить компромиссы во время сбоя, быстрого отслеживания и переоценки.</text:p>
        </text:list-item>
        <text:list-item>
          <text:p text:style-name="P75">Разрешает конфликты, выходящие за пределы компетенции менеджеров проектов.</text:p>
        </text:list-item>
        <text:list-item>
          <text:p text:style-name="P75">Утверждает, отклоняет или откладывает изменения или уполномочивает на это комитет по контролю за изменениями.</text:p>
        </text:list-item>
        <text:list-item>
          <text:p text:style-name="P75">Может предписывать проведение проверки качества.</text:p>
        </text:list-item>
        <text:list-item>
          <text:p text:style-name="P75">Уточняет вопросы содержания проекта.</text:p>
        </text:list-item>
        <text:list-item>
          <text:p text:style-name="P75">Работает с менеджером проекта для мониторинга прогресса.</text:p>
        </text:list-item>
      </text:list>
      <text:p text:style-name="P33"/>
      <text:p text:style-name="P33"/>
      <text:p text:style-name="P33"/>
      <text:p text:style-name="P34"><text:soft-page-break/>Во время закрытия проекта, спонсор:</text:p>
      <text:list xml:id="list3514560378393402105" text:style-name="L14">
        <text:list-item>
          <text:p text:style-name="P76">Обеспечивает формальную приемку результатов (если спонсор является заказчиком).</text:p>
        </text:list-item>
        <text:list-item>
          <text:p text:style-name="P76">Обеспечивает эффективную и комплексную передачу результатов заказчику.</text:p>
        </text:list-item>
        <text:list-item>
          <text:p text:style-name="P76">Поддерживает сбор исторических записей по проекту.</text:p>
        </text:list-item>
      </text:list>
      <text:p text:style-name="P34"/>
      <text:p text:style-name="P30">Упражнение:</text:p>
      <text:p text:style-name="P41">Роль <text:span text:style-name="T48">команды проекта</text:span>. Проверьте себя! Опишите роль <text:span text:style-name="T48">команды </text:span>проекта.</text:p>
      <text:p text:style-name="P41"/>
      <text:p text:style-name="P45"><text:span text:style-name="T4">Ответ:</text:span> </text:p>
      <text:p text:style-name="P47"><text:tab/>Команда проекта-это группа людей, в том числе менеджер проекта, которая будет выполнять работы над проектом. Члены команды могут меняться на протяжении всего проекта по мере добавления и освобождения людей из проекта.</text:p>
      <text:p text:style-name="P48"><text:tab/>Как правило, команда помогает планировать то, что должно быть сделано, путем помощи в создании WBS, а так же помогает выполнять оценки расписания по своим пакетам работ или задачам. Во время выполнения проекта, его мониторинга и контроля, члены команды выполняют действия по созданию результатов, представленных в пакетах работ, и помогают искать отклонения от плана управления проектом. Более конкретно, команда может помочь:</text:p>
      <text:list xml:id="list2718137521238149968" text:style-name="L15">
        <text:list-item>
          <text:p text:style-name="P78">Выявление и вовлечение заинтересованных сторон.</text:p>
        </text:list-item>
        <text:list-item>
          <text:p text:style-name="P78">Определение требований.</text:p>
        </text:list-item>
        <text:list-item>
          <text:p text:style-name="P78">Определение ограничений и допущений.</text:p>
        </text:list-item>
        <text:list-item>
          <text:p text:style-name="P78">Создание WBS.</text:p>
        </text:list-item>
        <text:list-item>
          <text:p text:style-name="P78">Декомпозирует пакеты работ, за которые они отвечают, на запланированные действия.</text:p>
        </text:list-item>
        <text:list-item>
          <text:p text:style-name="P78">Определение зависимостей между действиями.</text:p>
        </text:list-item>
        <text:list-item>
          <text:p text:style-name="P78">Предоставляет <text:s/>расписание и оценку стоимости.</text:p>
        </text:list-item>
        <text:list-item>
          <text:p text:style-name="P78">Участие в процессе управления рисками.</text:p>
        </text:list-item>
        <text:list-item>
          <text:p text:style-name="P78">Выполняет планы по управлению качеством и коммуникациями.</text:p>
        </text:list-item>
        <text:list-item>
          <text:p text:style-name="P78">Обеспечение соблюдения основных правил.</text:p>
        </text:list-item>
        <text:list-item>
          <text:p text:style-name="P78">Выполнение плана управления проектом для выполнения работы, определенной в описании содержании проекта.</text:p>
        </text:list-item>
        <text:list-item>
          <text:p text:style-name="P78">Участие в заседаниях проектной группы.</text:p>
        </text:list-item>
        <text:list-item>
          <text:p text:style-name="P78">Рекомендовать изменения в проекте, включая корректирующие действия.</text:p>
        </text:list-item>
        <text:list-item>
          <text:p text:style-name="P78">Внедрить утвержденные изменения.</text:p>
        </text:list-item>
        <text:list-item>
          <text:p text:style-name="P78">Делиться новыми знаниями.</text:p>
        </text:list-item>
        <text:list-item>
          <text:p text:style-name="P78">Вносить вклад в базу знаний об извлеченных уроках.</text:p>
        </text:list-item>
      </text:list>
      <text:p text:style-name="P49"/>
      <text:p text:style-name="P50"><text:tab/>В гибких средах члены команды отвечают за уточнение пользовательских историй с клиентом, чтобы они могли оценивать и планировать релизы и итерации, проводить обзоры и ретроспективы и обновлять информацию о проекте с помощью таких инструментов, как доски Канбана и диаграммы сгорания.</text:p>
      <text:p text:style-name="P51"><text:tab/>В крупных проектах может быть слишком много работы по управлению проектами для одного человека. Таким образом менеджер проекта может выбрать некоторых членов команды проекта, чтобы помочь выполнить действия по управлению проектом. Руководство PMBOK * относится к этим людям как к команде управления проектами. Члены этой команды должны пройти обучение управлению проектами. Имейте в виду всю эту информацию, когда экзамен использует термин “команда управления проектом” по сравнению с “командой проекта” или “командой.”</text:p>
      <text:p text:style-name="P51"/>
      <text:p text:style-name="P31">Упражнение:</text:p>
      <text:p text:style-name="P42"><text:soft-page-break/>Роль <text:span text:style-name="T49">заинтересованых сторон <text:s/>проекта</text:span>. Проверьте себя! Опишите роль <text:span text:style-name="T49">заинтересованных сторон проекта</text:span>.</text:p>
      <text:p text:style-name="P42"/>
      <text:p text:style-name="P46"><text:span text:style-name="T4">Ответ:</text:span> <text:span text:style-name="T50">Заинтересованная сторона - это тот, на кого проект может оказать влияние или тот кто может оказать положительное или отрицательное влияние на проект. Это включает клиента или конечного пользователя, менеджера проекта и команду, спонсора проекта, менеджеров программ и портфелей, офис управления проектами, функциональных или операционных менеджеров в организации, другие отделы или группы в организации (такие как бизнес-анализ, маркетинговые закупки, качество или юридические) и внешних продавцов, которые предоставляют услуги или материалы для проекта. Вопросы о роли заинтересованных сторон и о том, как ими следует управлять, появляются на протяжении всего экзамена.</text:span></text:p>
      <text:p text:style-name="P46"><text:tab/><text:span text:style-name="T50">Роль заинтересованных сторон в проекте определяется руководителем проекта и самими заинтересованными сторонами. Заинтересованные стороны должны быть вовлечены в планирование проекта и управление им более широко, чем многие привыкли делать на своих реальных проектах. Например, заинтересованные стороны могут:</text:span></text:p>
      <text:list xml:id="list3841804572229636592" text:style-name="L16">
        <text:list-item>
          <text:p text:style-name="P79">Создание устава проекта и описания содержания проекта.</text:p>
        </text:list-item>
        <text:list-item>
          <text:p text:style-name="P79">Разработка плана управления проектом. </text:p>
        </text:list-item>
        <text:list-item>
          <text:p text:style-name="P79">Утверждение изменений проекта и участие в комиссии по контролю изменений.</text:p>
        </text:list-item>
        <text:list-item>
          <text:p text:style-name="P79">Определение ограничений и допущений</text:p>
        </text:list-item>
        <text:list-item>
          <text:p text:style-name="P80">Идентификация требований.</text:p>
        </text:list-item>
        <text:list-item>
          <text:p text:style-name="P80">Управление рисками</text:p>
        </text:list-item>
      </text:list>
      <text:p text:style-name="P52"><text:tab/></text:p>
      <text:p text:style-name="P52"><text:tab/>В гибкой среде, роль владельца проекта может выполнять кто-то из бизнеса, отвечающий за работу с гибкой командой для приоритизации необходимых функций и возможностей. Этот человек также может:</text:p>
      <text:list xml:id="list3092769762553935208" text:style-name="L17">
        <text:list-item>
          <text:p text:style-name="P81">Посещать обзоры и принимать представленные результаты.</text:p>
        </text:list-item>
        <text:list-item>
          <text:p text:style-name="P81">Быть владельцем риска.</text:p>
        </text:list-item>
        <text:list-item>
          <text:p text:style-name="P81">Участие в обзорах ворот фазы.</text:p>
        </text:list-item>
        <text:list-item>
          <text:p text:style-name="P81">Участвовать в управлении.</text:p>
        </text:list-item>
        <text:list-item>
          <text:p text:style-name="P81">Выявить проблемы.</text:p>
        </text:list-item>
        <text:list-item>
          <text:p text:style-name="P81">Документировать извлеченные уроки.</text:p>
        </text:list-item>
        <text:list-item>
          <text:p text:style-name="P81">Предоставление экспертного суждения.</text:p>
        </text:list-item>
      </text:list>
      <text:p text:style-name="P52"/>
      <text:p text:style-name="P72">Упражнение:</text:p>
      <text:p text:style-name="P83"><text:tab/>Роль <text:span text:style-name="T51">фукциональных <text:s/>или ресурснных менеджеров</text:span>. Проверьте себя! Опишите роль <text:s/><text:span text:style-name="T51">фукциональных <text:s/>или ресурснных менеджеров.</text:span></text:p>
      <text:p text:style-name="P83"/>
      <text:p text:style-name="P85">Ответ:<text:span text:style-name="T52"> </text:span><text:span text:style-name="T53">Функциональный или ресурсный менеджер управляет и отвечает за человеческие и физические ресурсы в конкретном отделе, таком как ИТ- отдел, инженерном отделе, отдел по связям с общественностью, маркетинг и т.д. Они отвечают за работу с менеджером проекта для удовлетворения потребностей проекта. Как менеджеры людей, средств или оборудования, функциональные или менеджеры ресурсов поддерживают календарь, указывающий наличие этих ресурсов для проектов и другой организационной работы, и они координируют свои действия с менеджерами проектов, которым нужны ресурсы. Это может включать переговоры, если люди, объекты или оборудование необходимы более чем одному проекту одновременно. Если менеджер проекта имеет проблемы с ресурсами, предоставленными функциональным менеджером, менеджеры сотрудничают для решения проблем.</text:span></text:p>
      <text:p text:style-name="P88"><text:soft-page-break/><text:span text:style-name="T53"><text:tab/>Степень вовлеченности функциональных менеджеров в проект зависит от организационной структуры. В матричной организации функциональные менеджеры и менеджер проекта разделяют ответственность за руководство работой отдельных лиц и управление физическими ресурсами, необходимыми для проекта. В проектно-ориентированной организации руководитель проекта управляет всеми видами ресурсов команды. В отличие от этого, руководитель проекта мало руководит в функциональной организации, где эта ответственность ложится на функциональных менеджеров. Чтобы избежать конфликта, менеджер проекта и функциональные менеджеры должны сбалансировать их потребности в отношении использования ресурсов для завершения проекта и функциональной работы. Как правило, ответственность за управление этими отношениями лежит на руководителе проекта, который использует четкие коммуникативные и межличностные и командные навыки, такие как управление конфликтами и эмоциональный интеллект.</text:span></text:p>
      <text:p text:style-name="P89"><text:span text:style-name="T53"><text:tab/>Конкретные действия, выполняемые функциональными менеджерами по проекту, сильно различаются в зависимости от типа организационной структуры, а также типа проекта, но могут включать следующее:</text:span></text:p>
      <text:list xml:id="list5737884502520617250" text:style-name="L18">
        <text:list-item>
          <text:p text:style-name="P90"><text:span text:style-name="T53">Назначение конкретных лиц в команду и переговоры с менеджером проекта относительно команды и физических ресурсов.</text:span></text:p>
        </text:list-item>
        <text:list-item>
          <text:p text:style-name="P90"><text:span text:style-name="T52">Информирование руководителя проекта о других проектах или требованиях к работе отдела, которые могут повлиять на проект.</text:span><text:span text:style-name="T53"><text:tab/></text:span></text:p>
        </text:list-item>
        <text:list-item>
          <text:p text:style-name="P90"><text:span text:style-name="T53">Участие в первоначальном планировании до назначения пакетов работ или мероприятий на исполнителя.</text:span></text:p>
        </text:list-item>
        <text:list-item>
          <text:p text:style-name="P90"><text:span text:style-name="T53">Предоставляет экспертную помощь в этом вопросе.</text:span></text:p>
        </text:list-item>
        <text:list-item>
          <text:p text:style-name="P90"><text:span text:style-name="T53">Утверждение окончательного расписания во время его разработки, когда оно касается команды или физических ресурсов под их контролем.</text:span></text:p>
        </text:list-item>
        <text:list-item>
          <text:p text:style-name="P90"><text:span text:style-name="T53">Утверждение окончательного плана управления проектом во время его разработки , когда он касается команды или физических ресурсов под их контролем.</text:span></text:p>
        </text:list-item>
        <text:list-item>
          <text:p text:style-name="P91"><text:span text:style-name="T53">Рекомендации по внесению изменений в проект, включая корректирующие воздействия.</text:span></text:p>
        </text:list-item>
        <text:list-item>
          <text:p text:style-name="P91"><text:span text:style-name="T53">Управление деятельностью в пределах своей функциональной области</text:span></text:p>
        </text:list-item>
        <text:list-item>
          <text:p text:style-name="P91"><text:span text:style-name="T53">Помощь с проблемами, связанными с командой или физическими ресурсами под их контролем.</text:span></text:p>
        </text:list-item>
        <text:list-item>
          <text:p text:style-name="P91"><text:span text:style-name="T53">Улучшение использования ресурсов </text:span></text:p>
        </text:list-item>
        <text:list-item>
          <text:p text:style-name="P91"><text:span text:style-name="T53">Участие в награждении членов команды</text:span></text:p>
        </text:list-item>
        <text:list-item>
          <text:p text:style-name="P91"><text:span text:style-name="T53">Участие в награждении членов команды</text:span></text:p>
        </text:list-item>
        <text:list-item>
          <text:p text:style-name="P91"><text:span text:style-name="T53">Участие в идентификации рисков </text:span></text:p>
        </text:list-item>
        <text:list-item>
          <text:p text:style-name="P91"><text:span text:style-name="T53">Участие в управлении качеством </text:span></text:p>
        </text:list-item>
        <text:list-item>
          <text:p text:style-name="P91"><text:span text:style-name="T53">Участие в комиссии по управлению изменениями</text:span></text:p>
        </text:list-item>
      </text:list>
      <text:p text:style-name="P92"><text:span text:style-name="T53"/></text:p>
      <text:p text:style-name="P73">Упражнение:</text:p>
      <text:p text:style-name="P84"><text:tab/>Роль <text:span text:style-name="T57">менеджера проекта</text:span>. Проверьте себя! Опишите роль <text:s/><text:span text:style-name="T57">менеджера проекта.</text:span></text:p>
      <text:p text:style-name="P84"/>
      <text:p text:style-name="P86"><text:span text:style-name="T56">Ответ: </text:span><text:span text:style-name="T54">Проще говоря, менеджер проекта отвечает за управление проектом для достижения целей проекта и получения ценности и преимуществ для организации. Подумайте о своей роли в проектах. Обладаете ли вы знаниями, способностями и полномочиями, описанными в этой книге? Вы полностью планируете и контролируете свои проекты? Вы эффективно руководите и управляете своими проектами?</text:span></text:p>
      <text:p text:style-name="P86"><text:span text:style-name="T54"><text:tab/>Помните, что как руководитель проекта, вы должны придумать план управления проектом, с которым люди согласны и считают его реалистичным, и, что еще более важно, на </text:span><text:soft-page-break/><text:span text:style-name="T54">который вы можете поставить свою репутацию. Руководитель проекта отвечает за то, чтобы проект был завершен в соответствии с расписанием и бюджетом проекта, включая утвержденные изменения, и чтобы он соответствовал другим целям. Руководитель проекта несет ответственность за предоставление преимуществ, <text:s/>которые дает проект.</text:span></text:p>
      <text:p text:style-name="P87"><text:span text:style-name="T54"><text:tab/></text:span><text:span text:style-name="T55">В сегодняшней проектной среде люди, управляющие проектами, могут не осознавать, что им не хватает знаний о том, что включает в себя правильное управление проектами, и многие компании не понимают, почему управление проектами так важно для получения преимуществ, которые они хотят реализовать. Люди с титулом менеджера проекта часто вообще не являются менеджерами проекта; вместо этого их роль больше похожа на координатора проекта. Перед сдачей экзамена важно понять не только роль руководителя проекта, но и все роли других людей, участвующих в проектах.</text:span></text:p>
      <text:p text:style-name="P87"><text:span text:style-name="T55"><text:tab/>Помните, что работа менеджера проекта может быть разделена членами команды проекта, называемой командой управления проектом. Это описано в упражнении "роль проектной группы".</text:span></text:p>
      <text:p text:style-name="P87"><text:span text:style-name="T55"><text:tab/>Уровень полномочий руководителя проекта может варьироваться в зависимости от структуры организации и других факторов, таких как назначение на неполный рабочий день или по контракту. Однако на экзамене полномочия руководителя проекта обычно интерпретировались как означающие, что руководитель проекта:</text:span></text:p>
      <text:list xml:id="list5803306401255242097" text:style-name="L19">
        <text:list-item>
          <text:p text:style-name="P93"><text:span text:style-name="T55">Назначается проекту не позднее начала проекта</text:span></text:p>
        </text:list-item>
        <text:list-item>
          <text:p text:style-name="P93"><text:span text:style-name="T55">Помогает написать устав проекта</text:span></text:p>
        </text:list-item>
        <text:list-item>
          <text:p text:style-name="P94"><text:span text:style-name="T55">Отвечает за проект, но не обязательно за ресурсы</text:span></text:p>
        </text:list-item>
        <text:list-item>
          <text:p text:style-name="P94"><text:span text:style-name="T55">Не обязательно быть техническим экспертом</text:span></text:p>
        </text:list-item>
        <text:list-item>
          <text:p text:style-name="P94"><text:span text:style-name="T55">Выявляет и анализирует ограничения и допущения</text:span></text:p>
        </text:list-item>
        <text:list-item>
          <text:p text:style-name="P94"><text:span text:style-name="T55">Руководит и направляет усилия по планированию проекта</text:span></text:p>
        </text:list-item>
        <text:list-item>
          <text:p text:style-name="P94"><text:span text:style-name="T55">Selects appropriate processes for the project</text:span></text:p>
        </text:list-item>
        <text:list-item>
          <text:p text:style-name="P94"><text:span text:style-name="T55">Определяет зависимости между </text:span><text:span text:style-name="T52">задачами</text:span></text:p>
        </text:list-item>
        <text:list-item>
          <text:p text:style-name="P95"><text:span text:style-name="T52">Анализирует нереалистичные требования к расписанию и принимает меры для создания реалистичного расписания</text:span></text:p>
        </text:list-item>
        <text:list-item>
          <text:p text:style-name="P95"><text:span text:style-name="T52">Разрабатывает <text:s/>резервы по времени и деньгам для проекта.</text:span></text:p>
        </text:list-item>
        <text:list-item>
          <text:p text:style-name="P95"><text:span text:style-name="T52">Имеет полномочия и ответственность подотчетность, необходимые для выполнения работы по управлению проектом.</text:span></text:p>
        </text:list-item>
        <text:list-item>
          <text:p text:style-name="P95"><text:span text:style-name="T52">Говорит "Нет", когда это необходимо.</text:span></text:p>
        </text:list-item>
        <text:list-item>
          <text:p text:style-name="P96"><text:span text:style-name="T52">Интеграция компонентов проекта в единое целое, удовлетворяющее потребности заказчика</text:span></text:p>
        </text:list-item>
        <text:list-item>
          <text:p text:style-name="P96"><text:span text:style-name="T52">Завершает и получает одобрение плана управления проектом.</text:span></text:p>
        </text:list-item>
        <text:list-item>
          <text:p text:style-name="P96"><text:span text:style-name="T52">Влияет на команду проекта и атмосферу, в которой команда работает, способствуя хорошей коммуникации, изолируя команду от политики (как внутренней, так и внешней по отношению к проекту), усиливая положительные аспекты культурных различий и решая проблемы команды.</text:span></text:p>
        </text:list-item>
        <text:list-item>
          <text:p text:style-name="P96"><text:span text:style-name="T52">Тратит больше времени на предупреждение проблем, чем на их решение </text:span></text:p>
        </text:list-item>
        <text:list-item>
          <text:p text:style-name="P96"><text:span text:style-name="T52">Понимает, как культурные различия могут повлиять на проект, особенно в случае глобальных команд, виртуальных команд или проектов с участием нескольких организаций</text:span></text:p>
        </text:list-item>
        <text:list-item>
          <text:p text:style-name="P96"><text:span text:style-name="T52">Обеспечивает профессиональное взаимодействие между командой проекта и другими заинтересованными сторонами</text:span></text:p>
        </text:list-item>
        <text:list-item>
          <text:p text:style-name="P96"><text:span text:style-name="T52">Координирует взаимодействие между проектной группой и ключевыми заинтересованными сторонами.</text:span></text:p>
        </text:list-item>
        <text:list-item>
          <text:p text:style-name="P97"><text:span text:style-name="T52">Понимает и обеспечивает профессиональную и социальную ответственность.</text:span></text:p>
        </text:list-item>
        <text:list-item>
          <text:p text:style-name="P97"><text:soft-page-break/><text:span text:style-name="T52">Помогает команде и другим заинтересованным сторонам во время выполнения проекта</text:span></text:p>
        </text:list-item>
        <text:list-item>
          <text:p text:style-name="P97"><text:span text:style-name="T52">Общается</text:span></text:p>
        </text:list-item>
        <text:list-item>
          <text:p text:style-name="P97"><text:span text:style-name="T52">Развивает команду</text:span></text:p>
        </text:list-item>
        <text:list-item>
          <text:p text:style-name="P97"><text:span text:style-name="T52">Использует награды и признание</text:span></text:p>
        </text:list-item>
        <text:list-item>
          <text:p text:style-name="P97"><text:span text:style-name="T52">Определяет и побеспечивает необходимый уровень качества</text:span></text:p>
        </text:list-item>
        <text:list-item>
          <text:p text:style-name="P97"><text:span text:style-name="T52">Определение заинтересованных сторон, поддержка взаимодействия с заинтересованными сторонами и управление ожиданиями заинтересованных сторон на протяжении всего проекта.</text:span></text:p>
        </text:list-item>
        <text:list-item>
          <text:p text:style-name="P98"><text:span text:style-name="T52">Управляет знаниями по проекту, включая обмен извлеченными уроками</text:span></text:p>
        </text:list-item>
        <text:list-item>
          <text:p text:style-name="P98"><text:span text:style-name="T52">Решает проблемы</text:span></text:p>
        </text:list-item>
        <text:list-item>
          <text:p text:style-name="P98"><text:span text:style-name="T52">Принимает решения</text:span></text:p>
        </text:list-item>
        <text:list-item>
          <text:p text:style-name="P98"><text:span text:style-name="T52">Демонстрирует этику и лидерство</text:span></text:p>
        </text:list-item>
        <text:list-item>
          <text:p text:style-name="P98"><text:span text:style-name="T52">Управляет и контролирует <text:s/>ресурсы</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ru" fo:country="RU" officeooo:rsid="000ef309" officeooo:paragraph-rsid="000ef30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ita’s Course in a Book® for Passing the Project Management Professional Exam. Ninth Edi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20:33:26.029928364</meta:creation-date>
    <meta:generator>LibreOffice/5.1.6.2$Linux_X86_64 LibreOffice_project/10m0$Build-2</meta:generator>
    <dc:date>2019-06-27T17:43:34.476076466</dc:date>
    <meta:editing-duration>P23DT9H22S</meta:editing-duration>
    <meta:editing-cycles>89</meta:editing-cycles>
    <meta:document-statistic meta:table-count="2" meta:image-count="3" meta:object-count="0" meta:page-count="18" meta:paragraph-count="328" meta:word-count="5431" meta:character-count="41292" meta:non-whitespace-character-count="36286"/>
  </office:meta>
</office:document-meta>
</file>